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Tur" svg:font-family="'Arial Tu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9.99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77.36pt"/>
    </style:style>
    <style:style style:name="co4" style:family="table-column">
      <style:table-column-properties fo:break-before="auto" style:column-width="82.01pt"/>
    </style:style>
    <style:style style:name="co5" style:family="table-column">
      <style:table-column-properties fo:break-before="auto" style:column-width="81.01pt"/>
    </style:style>
    <style:style style:name="co6" style:family="table-column">
      <style:table-column-properties fo:break-before="auto" style:column-width="75pt"/>
    </style:style>
    <style:style style:name="co7" style:family="table-column">
      <style:table-column-properties fo:break-before="auto" style:column-width="69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.96pt" fo:break-before="auto" style:use-optimal-row-height="false"/>
    </style:style>
    <style:style style:name="ro2" style:family="table-row">
      <style:table-row-properties style:row-height="56.24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18.74pt" fo:break-before="auto" style:use-optimal-row-height="false"/>
    </style:style>
    <style:style style:name="ro7" style:family="table-row">
      <style:table-row-properties style:row-height="21pt" fo:break-before="auto" style:use-optimal-row-height="false"/>
    </style:style>
    <style:style style:name="ro8" style:family="table-row">
      <style:table-row-properties style:row-height="17.86pt" fo:break-before="auto" style:use-optimal-row-height="false"/>
    </style:style>
    <style:style style:name="ro9" style:family="table-row">
      <style:table-row-properties style:row-height="19.36pt" fo:break-before="auto" style:use-optimal-row-height="false"/>
    </style:style>
    <style:style style:name="ro10" style:family="table-row">
      <style:table-row-properties style:row-height="13.49pt" fo:break-before="auto" style:use-optimal-row-height="false"/>
    </style:style>
    <style:style style:name="ro11" style:family="table-row">
      <style:table-row-properties style:row-height="19.16pt" fo:break-before="auto" style:use-optimal-row-height="false"/>
    </style:style>
    <style:style style:name="ro12" style:family="table-row">
      <style:table-row-properties style:row-height="12.76pt" fo:break-before="auto" style:use-optimal-row-height="false"/>
    </style:style>
    <style:style style:name="ro13" style:family="table-row">
      <style:table-row-properties style:row-height="16.5pt" fo:break-before="auto" style:use-optimal-row-height="false"/>
    </style:style>
    <style:style style:name="ro14" style:family="table-row">
      <style:table-row-properties style:row-height="24.01pt" fo:break-before="auto" style:use-optimal-row-height="false"/>
    </style:style>
    <style:style style:name="ta1" style:family="table" style:master-page-name="PageStyle_5f_1595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Normal_5f_XII-12A_5f_Ulashaber-1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5f_XII-12B_5f_Ulashaber-12">
      <style:table-cell-properties style:glyph-orientation-vertical="0" fo:border-bottom="0.74pt solid #212121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1.76pt solid #212121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Normal_20_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Normal_5f_tarihsel_5f_gelisim_5f_yerl_5f_yeri_20__28_1_29_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Normal_5f_XII-12B_5f_Ulashaber-12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Normal_5f_XII-12A_5f_Ulashaber-1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padding="2.01pt"/>
    </style:style>
    <style:style style:name="ce8" style:family="table-cell" style:parent-style-name="Default">
      <style:table-cell-properties style:text-align-source="fix" style:repeat-content="false" fo:border="0.06pt solid #000000" fo:padding="2.01pt" style:vertical-align="middle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fo:padding="2.01pt" style:vertical-align="middle"/>
      <style:paragraph-properties fo:text-align="center"/>
    </style:style>
    <style:style style:name="ce10" style:family="table-cell" style:parent-style-name="Normal_5f_XII-12A_5f_Ulashaber-1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Normal_5f_XII-12A_5f_Ulashaber-1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Normal_5f_XII-12B_5f_Ulashaber-12">
      <style:table-cell-properties style:glyph-orientation-vertical="0" fo:border-bottom="0.74pt solid #212121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Normal_5f_XII-12A_5f_Ulashaber-12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Normal_5f_XII-12B_5f_Ulashaber-12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Normal_5f_XII-12A_5f_Ulashaber-12" style:data-style-name="N12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Normal_5f_XII-12B_5f_Ulashaber-12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Normal_5f_XII-12A_5f_Ulashaber-1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Normal_5f_XII-12B_5f_Ulashaber-12">
      <style:table-cell-properties style:glyph-orientation-vertical="0" fo:border-bottom="0.74pt solid #212121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fo:border="0.06pt solid #000000" fo:padding="2.01pt"/>
    </style:style>
    <style:style style:name="ce21" style:family="table-cell" style:parent-style-name="Default" style:data-style-name="N127">
      <style:table-cell-properties fo:border="0.06pt solid #000000" fo:padding="2.01pt"/>
    </style:style>
    <style:style style:name="ce22" style:family="table-cell" style:parent-style-name="Normal_5f_XII-12A_5f_Ulashaber-12" style:data-style-name="N129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Normal_5f_XII-12B_5f_Ulashaber-12">
      <style:table-cell-properties style:glyph-orientation-vertical="0" fo:border-bottom="0.74pt solid #212121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5f_XII-12A_5f_Ulashaber-12" style:data-style-name="N4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Normal_5f_XII-12A_5f_Ulashaber-12" style:data-style-name="N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Normal_5f_XII-12A_5f_Ulashaber-1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Normal_5f_XII-12A_5f_Ulashaber-1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Normal_20_104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Normal_20_104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Normal_5f_XII-12A_5f_Ulashaber-1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Normal_20_104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Normal_20_10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Normal_20_10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Normal_20_104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Normal_20_1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Normal_5f_tarihsel_5f_gelisim_5f_yerl_5f_yeri_20__28_1_29_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Normal_20_1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Normal_20_1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Normal_20_1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Normal_20_1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Normal_5f_XII-12A_5f_Ulashaber-12">
      <style:table-cell-properties style:glyph-orientation-vertical="0" fo:border-bottom="1.76pt solid #212121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Normal_20_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Normal_20_1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Normal_20_1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Normal_20_1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Normal_20_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Normal_20_16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Normal_20_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Normal_20_15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Normal_20_1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Normal_20_13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Normal_20_13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Normal_5f_XII-12A_5f_Ulashaber-1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Normal_20_104" style:data-style-name="N127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Normal_20_104" style:data-style-name="N127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Normal_20_104" style:data-style-name="N127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Normal_20_104" style:data-style-name="N12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Normal_20_104" style:data-style-name="N12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Normal_20_104" style:data-style-name="N12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Normal_5f_tarihsel_5f_gelisim_5f_yerl_5f_yeri_20__28_1_29_" style:data-style-name="N127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Normal_5f_tarihsel_5f_gelisim_5f_yerl_5f_yeri_20__28_1_29_" style:data-style-name="N127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Normal_5f_tarihsel_5f_gelisim_5f_yerl_5f_yeri_20__28_1_29_" style:data-style-name="N127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Normal_5f_tarihsel_5f_gelisim_5f_yerl_5f_yeri_20__28_1_29_" style:data-style-name="N127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Normal_5f_tarihsel_5f_gelisim_5f_yerl_5f_yeri_20__28_1_29_" style:data-style-name="N12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Normal_5f_tarihsel_5f_gelisim_5f_yerl_5f_yeri_20__28_1_29_" style:data-style-name="N127">
      <style:table-cell-properties style:glyph-orientation-vertical="0" fo:border-bottom="1.76pt solid #212121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Normal_5f_tarihsel_5f_gelisim_5f_yerl_5f_yeri_20__28_1_29_" style:data-style-name="N12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Normal_5f_tarihsel_5f_gelisim_5f_yerl_5f_yeri_20__28_1_29_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Normal_5f_tarihsel_5f_gelisim_5f_yerl_5f_yeri_20__28_1_29_" style:data-style-name="N12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Normal_5f_tarihsel_5f_gelisim_5f_yerl_5f_yeri_20__28_1_29_" style:data-style-name="N12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Normal_5f_tarihsel_5f_gelisim_5f_yerl_5f_yeri_20__28_1_29_" style:data-style-name="N12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Normal_5f_tarihsel_5f_gelisim_5f_yerl_5f_yeri_20__28_1_29_" style:data-style-name="N127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Normal_5f_XII-12A_5f_Ulashaber-1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Normal_5f_XII-12A_5f_Ulashaber-12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Normal_5f_tarihsel_5f_gelisim_5f_yerl_5f_yeri_20__28_1_29_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Normal_5f_XII-12A_5f_Ulashaber-1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Normal_5f_XII-12A_5f_Ulashaber-12" style:data-style-name="N1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Normal_5f_XII-12A_5f_Ulashaber-12" style:data-style-name="N128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Normal_5f_XII-12B_5f_Ulashaber-12" style:data-style-name="N128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Normal_5f_XII-12B_5f_Ulashaber-12" style:data-style-name="N12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Normal_5f_XII-12A_5f_Ulashaber-12" style:data-style-name="N12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Normal_20_104" style:data-style-name="N128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Normal_20_104" style:data-style-name="N128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Normal_5f_tarihsel_5f_gelisim_5f_yerl_5f_yeri_20__28_1_29_" style:data-style-name="N128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Normal_5f_tarihsel_5f_gelisim_5f_yerl_5f_yeri_20__28_1_29_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Normal_5f_tarihsel_5f_gelisim_5f_yerl_5f_yeri_20__28_1_29_" style:data-style-name="N128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vincial in-migration, out migration etc..." table:style-name="ta1" table:print-ranges="'Provincial in-migration, out migration etc...'.A1:'Provincial in-migration, out migration etc...'.F1037">
        <office:forms form:automatic-focus="false" form:apply-design-mode="false"/>
        <table:shapes>
          <draw:frame draw:z-index="0" draw:style-name="gr1" draw:text-style-name="P1" svg:width="453.97pt" svg:height="255.09pt" svg:x="0.06pt" svg:y="1501.37pt">
            <loext:p draw:notify-on-update-of-ranges="'Provincial in-migration, out migration etc...'.A5:'Provincial in-migration, out migration etc...'.A11 'Provincial in-migration, out migration etc...'.B5:'Provincial in-migration, out migration etc...'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pt" svg:height="255.09pt" svg:x="466.53pt" svg:y="1504.83pt">
            <loext:p draw:notify-on-update-of-ranges="'Provincial in-migration, out migration etc...'.A77:'Provincial in-migration, out migration etc...'.A85 'Provincial in-migration, out migration etc...'.B77:'Provincial in-migration, out migration etc...'.B8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0"/>
        <table:table-column table:style-name="co2" table:default-cell-style-name="ce1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1"/>
        <table:table-column table:style-name="co8" table:number-columns-repeated="249" table:default-cell-style-name="ce11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Provincial in-migration, out-migration, net migration, rate of net migration, 2015-2016</text:p>
            </table:table-cell>
            <table:table-cell table:number-columns-repeated="1022"/>
          </table:table-row>
          <table:table-row table:style-name="ro2">
            <table:table-cell table:style-name="ce2" office:value-type="string" calcext:value-type="string">
              <text:p>Province</text:p>
            </table:table-cell>
            <table:table-cell table:style-name="ce12" office:value-type="string" calcext:value-type="string">
              <text:p>Total population</text:p>
            </table:table-cell>
            <table:table-cell table:style-name="ce19" office:value-type="string" calcext:value-type="string">
              <text:p><text:span text:style-name="T1">In-migration</text:span></text:p>
            </table:table-cell>
            <table:table-cell table:style-name="ce12" office:value-type="string" calcext:value-type="string">
              <text:p>Out-migration</text:p>
            </table:table-cell>
            <table:table-cell table:style-name="ce19" office:value-type="string" calcext:value-type="string">
              <text:p>Net migration</text:p>
            </table:table-cell>
            <table:table-cell table:style-name="ce23" office:value-type="string" calcext:value-type="string">
              <text:p><text:span text:style-name="T1">Rate of net migration</text:span></text:p>
              <text:p><text:span text:style-name="T2">(‰)</text:span></text:p>
            </table:table-cell>
            <table:table-cell table:style-name="ce26" table:number-columns-repeated="1017"/>
          </table:table-row>
        </table:table-header-rows>
        <table:table-row table:style-name="ro1">
          <table:table-cell table:style-name="ce3" table:number-columns-repeated="6"/>
          <table:table-cell table:style-name="ce26" table:number-columns-repeated="1017"/>
        </table:table-row>
        <table:table-row table:style-name="ro1">
          <table:table-cell table:style-name="ce4" office:value-type="string" calcext:value-type="string">
            <text:p><text:span text:style-name="T1">Total</text:span></text:p>
          </table:table-cell>
          <table:table-cell table:style-name="ce13" table:formula="of:=SUM([.B5:.B85])" office:value-type="float" office:value="79814871" calcext:value-type="float">
            <text:p>79 814 871</text:p>
          </table:table-cell>
          <table:table-cell table:style-name="ce13" table:formula="of:=SUM([.C5:.C85])" office:value-type="float" office:value="2619403" calcext:value-type="float">
            <text:p>2 619 403</text:p>
          </table:table-cell>
          <table:table-cell table:style-name="ce13" table:formula="of:=SUM([.D5:.D85])" office:value-type="float" office:value="2619403" calcext:value-type="float">
            <text:p>2 619 403</text:p>
          </table:table-cell>
          <table:table-cell table:style-name="ce22" table:formula="of:=SUM([.E5:.E85])" office:value-type="float" office:value="0" calcext:value-type="float">
            <text:p>0.0</text:p>
          </table:table-cell>
          <table:table-cell table:style-name="ce24" table:formula="of:=AVERAGE([.F5:.F85])" office:value-type="float" office:value="0.103144932216836" calcext:value-type="float">
            <text:p>0.10</text:p>
          </table:table-cell>
          <table:table-cell table:style-name="ce26"/>
          <table:table-cell table:style-name="ce10"/>
          <table:table-cell table:style-name="ce4"/>
          <table:table-cell table:style-name="ce13" table:number-columns-repeated="3"/>
          <table:table-cell table:style-name="ce74"/>
          <table:table-cell table:style-name="ce77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İstanbul</text:p>
          </table:table-cell>
          <table:table-cell table:style-name="ce14" office:value-type="float" office:value="14804116" calcext:value-type="float">
            <text:p>14 804 116</text:p>
          </table:table-cell>
          <table:table-cell table:style-name="ce14" office:value-type="float" office:value="369582" calcext:value-type="float">
            <text:p><text:s/>369 582</text:p>
          </table:table-cell>
          <table:table-cell table:style-name="ce15" office:value-type="float" office:value="440889" calcext:value-type="float">
            <text:p><text:s/>440 889</text:p>
          </table:table-cell>
          <table:table-cell table:style-name="ce15" table:formula="of:=[.C5]-[.D5]" office:value-type="float" office:value="-71307" calcext:value-type="float">
            <text:p>- 71 307</text:p>
          </table:table-cell>
          <table:table-cell table:style-name="ce25" table:formula="of:=[.E5]/[.B5]*100" office:value-type="float" office:value="-0.481670097694452" calcext:value-type="float">
            <text:p>-0.48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Ankara</text:p>
          </table:table-cell>
          <table:table-cell table:style-name="ce15" office:value-type="float" office:value="5346518" calcext:value-type="float">
            <text:p>5 346 518</text:p>
          </table:table-cell>
          <table:table-cell table:style-name="ce15" office:value-type="float" office:value="177166" calcext:value-type="float">
            <text:p><text:s/>177 166</text:p>
          </table:table-cell>
          <table:table-cell table:style-name="ce15" office:value-type="float" office:value="159915" calcext:value-type="float">
            <text:p><text:s/>159 915</text:p>
          </table:table-cell>
          <table:table-cell table:style-name="ce15" table:formula="of:=[.C6]-[.D6]" office:value-type="float" office:value="17251" calcext:value-type="float">
            <text:p><text:s/>17 251</text:p>
          </table:table-cell>
          <table:table-cell table:style-name="ce25" table:formula="of:=[.E6]/[.B6]*100" office:value-type="float" office:value="0.322658597614373" calcext:value-type="float">
            <text:p>0.32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İzmir</text:p>
          </table:table-cell>
          <table:table-cell table:style-name="ce14" office:value-type="float" office:value="4223545" calcext:value-type="float">
            <text:p>4 223 545</text:p>
          </table:table-cell>
          <table:table-cell table:style-name="ce14" office:value-type="float" office:value="122668" calcext:value-type="float">
            <text:p><text:s/>122 668</text:p>
          </table:table-cell>
          <table:table-cell table:style-name="ce15" office:value-type="float" office:value="98902" calcext:value-type="float">
            <text:p><text:s/>98 902</text:p>
          </table:table-cell>
          <table:table-cell table:style-name="ce15" table:formula="of:=[.C7]-[.D7]" office:value-type="float" office:value="23766" calcext:value-type="float">
            <text:p><text:s/>23 766</text:p>
          </table:table-cell>
          <table:table-cell table:style-name="ce25" table:formula="of:=[.E7]/[.B7]*100" office:value-type="float" office:value="0.562702658548684" calcext:value-type="float">
            <text:p>0.56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Bursa</text:p>
          </table:table-cell>
          <table:table-cell table:style-name="ce15" office:value-type="float" office:value="2901396" calcext:value-type="float">
            <text:p>2 901 396</text:p>
          </table:table-cell>
          <table:table-cell table:style-name="ce15" office:value-type="float" office:value="84458" calcext:value-type="float">
            <text:p><text:s/>84 458</text:p>
          </table:table-cell>
          <table:table-cell table:style-name="ce15" office:value-type="float" office:value="63812" calcext:value-type="float">
            <text:p><text:s/>63 812</text:p>
          </table:table-cell>
          <table:table-cell table:style-name="ce15" table:formula="of:=[.C8]-[.D8]" office:value-type="float" office:value="20646" calcext:value-type="float">
            <text:p><text:s/>20 646</text:p>
          </table:table-cell>
          <table:table-cell table:style-name="ce25" table:formula="of:=[.E8]/[.B8]*100" office:value-type="float" office:value="0.71158849050595" calcext:value-type="float">
            <text:p>0.71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Antalya</text:p>
          </table:table-cell>
          <table:table-cell table:style-name="ce15" office:value-type="float" office:value="2328555" calcext:value-type="float">
            <text:p>2 328 555</text:p>
          </table:table-cell>
          <table:table-cell table:style-name="ce15" office:value-type="float" office:value="79203" calcext:value-type="float">
            <text:p><text:s/>79 203</text:p>
          </table:table-cell>
          <table:table-cell table:style-name="ce15" office:value-type="float" office:value="73119" calcext:value-type="float">
            <text:p><text:s/>73 119</text:p>
          </table:table-cell>
          <table:table-cell table:style-name="ce15" table:formula="of:=[.C9]-[.D9]" office:value-type="float" office:value="6084" calcext:value-type="float">
            <text:p><text:s/>6 084</text:p>
          </table:table-cell>
          <table:table-cell table:style-name="ce25" table:formula="of:=[.E9]/[.B9]*100" office:value-type="float" office:value="0.261277916991439" calcext:value-type="float">
            <text:p>0.26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Adana</text:p>
          </table:table-cell>
          <table:table-cell table:style-name="ce15" office:value-type="float" office:value="2201670" calcext:value-type="float">
            <text:p>2 201 670</text:p>
          </table:table-cell>
          <table:table-cell table:style-name="ce15" office:value-type="float" office:value="51466" calcext:value-type="float">
            <text:p><text:s/>51 466</text:p>
          </table:table-cell>
          <table:table-cell table:style-name="ce15" office:value-type="float" office:value="60759" calcext:value-type="float">
            <text:p><text:s/>60 759</text:p>
          </table:table-cell>
          <table:table-cell table:style-name="ce15" table:formula="of:=[.C10]-[.D10]" office:value-type="float" office:value="-9293" calcext:value-type="float">
            <text:p>- 9 293</text:p>
          </table:table-cell>
          <table:table-cell table:style-name="ce25" table:formula="of:=[.E10]/[.B10]*100" office:value-type="float" office:value="-0.422088687223789" calcext:value-type="float">
            <text:p>-0.42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Konya</text:p>
          </table:table-cell>
          <table:table-cell table:style-name="ce14" office:value-type="float" office:value="2161303" calcext:value-type="float">
            <text:p>2 161 303</text:p>
          </table:table-cell>
          <table:table-cell table:style-name="ce14" office:value-type="float" office:value="56500" calcext:value-type="float">
            <text:p><text:s/>56 500</text:p>
          </table:table-cell>
          <table:table-cell table:style-name="ce15" office:value-type="float" office:value="54712" calcext:value-type="float">
            <text:p><text:s/>54 712</text:p>
          </table:table-cell>
          <table:table-cell table:style-name="ce15" table:formula="of:=[.C11]-[.D11]" office:value-type="float" office:value="1788" calcext:value-type="float">
            <text:p><text:s/>1 788</text:p>
          </table:table-cell>
          <table:table-cell table:style-name="ce25" table:formula="of:=[.E11]/[.B11]*100" office:value-type="float" office:value="0.0827278729544169" calcext:value-type="float">
            <text:p>0.08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Gaziantep</text:p>
          </table:table-cell>
          <table:table-cell table:style-name="ce15" office:value-type="float" office:value="1974244" calcext:value-type="float">
            <text:p>1 974 244</text:p>
          </table:table-cell>
          <table:table-cell table:style-name="ce15" office:value-type="float" office:value="45726" calcext:value-type="float">
            <text:p><text:s/>45 726</text:p>
          </table:table-cell>
          <table:table-cell table:style-name="ce15" office:value-type="float" office:value="50003" calcext:value-type="float">
            <text:p><text:s/>50 003</text:p>
          </table:table-cell>
          <table:table-cell table:style-name="ce15" table:formula="of:=[.C12]-[.D12]" office:value-type="float" office:value="-4277" calcext:value-type="float">
            <text:p>- 4 277</text:p>
          </table:table-cell>
          <table:table-cell table:style-name="ce25" table:formula="of:=[.E12]/[.B12]*100" office:value-type="float" office:value="-0.216639888483896" calcext:value-type="float">
            <text:p>-0.22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Şanlıurfa</text:p>
          </table:table-cell>
          <table:table-cell table:style-name="ce14" office:value-type="float" office:value="1940627" calcext:value-type="float">
            <text:p>1 940 627</text:p>
          </table:table-cell>
          <table:table-cell table:style-name="ce14" office:value-type="float" office:value="38662" calcext:value-type="float">
            <text:p><text:s/>38 662</text:p>
          </table:table-cell>
          <table:table-cell table:style-name="ce15" office:value-type="float" office:value="49789" calcext:value-type="float">
            <text:p><text:s/>49 789</text:p>
          </table:table-cell>
          <table:table-cell table:style-name="ce15" table:formula="of:=[.C13]-[.D13]" office:value-type="float" office:value="-11127" calcext:value-type="float">
            <text:p>- 11 127</text:p>
          </table:table-cell>
          <table:table-cell table:style-name="ce25" table:formula="of:=[.E13]/[.B13]*100" office:value-type="float" office:value="-0.573371389762175" calcext:value-type="float">
            <text:p>-0.57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Kocaeli</text:p>
          </table:table-cell>
          <table:table-cell table:style-name="ce14" office:value-type="float" office:value="1830772" calcext:value-type="float">
            <text:p>1 830 772</text:p>
          </table:table-cell>
          <table:table-cell table:style-name="ce14" office:value-type="float" office:value="85602" calcext:value-type="float">
            <text:p><text:s/>85 602</text:p>
          </table:table-cell>
          <table:table-cell table:style-name="ce15" office:value-type="float" office:value="60479" calcext:value-type="float">
            <text:p><text:s/>60 479</text:p>
          </table:table-cell>
          <table:table-cell table:style-name="ce15" table:formula="of:=[.C14]-[.D14]" office:value-type="float" office:value="25123" calcext:value-type="float">
            <text:p><text:s/>25 123</text:p>
          </table:table-cell>
          <table:table-cell table:style-name="ce25" table:formula="of:=[.E14]/[.B14]*100" office:value-type="float" office:value="1.37226263019098" calcext:value-type="float">
            <text:p>1.37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Mersin</text:p>
          </table:table-cell>
          <table:table-cell table:style-name="ce14" office:value-type="float" office:value="1773852" calcext:value-type="float">
            <text:p>1 773 852</text:p>
          </table:table-cell>
          <table:table-cell table:style-name="ce14" office:value-type="float" office:value="54962" calcext:value-type="float">
            <text:p><text:s/>54 962</text:p>
          </table:table-cell>
          <table:table-cell table:style-name="ce15" office:value-type="float" office:value="52763" calcext:value-type="float">
            <text:p><text:s/>52 763</text:p>
          </table:table-cell>
          <table:table-cell table:style-name="ce15" table:formula="of:=[.C15]-[.D15]" office:value-type="float" office:value="2199" calcext:value-type="float">
            <text:p><text:s/>2 199</text:p>
          </table:table-cell>
          <table:table-cell table:style-name="ce25" table:formula="of:=[.E15]/[.B15]*100" office:value-type="float" office:value="0.123967501234601" calcext:value-type="float">
            <text:p>0.12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Diyarbakır</text:p>
          </table:table-cell>
          <table:table-cell table:style-name="ce15" office:value-type="float" office:value="1673119" calcext:value-type="float">
            <text:p>1 673 119</text:p>
          </table:table-cell>
          <table:table-cell table:style-name="ce15" office:value-type="float" office:value="39177" calcext:value-type="float">
            <text:p><text:s/>39 177</text:p>
          </table:table-cell>
          <table:table-cell table:style-name="ce15" office:value-type="float" office:value="55604" calcext:value-type="float">
            <text:p><text:s/>55 604</text:p>
          </table:table-cell>
          <table:table-cell table:style-name="ce15" table:formula="of:=[.C16]-[.D16]" office:value-type="float" office:value="-16427" calcext:value-type="float">
            <text:p>- 16 427</text:p>
          </table:table-cell>
          <table:table-cell table:style-name="ce25" table:formula="of:=[.E16]/[.B16]*100" office:value-type="float" office:value="-0.981818985977686" calcext:value-type="float">
            <text:p>-0.98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Hatay</text:p>
          </table:table-cell>
          <table:table-cell table:style-name="ce14" office:value-type="float" office:value="1555165" calcext:value-type="float">
            <text:p>1 555 165</text:p>
          </table:table-cell>
          <table:table-cell table:style-name="ce14" office:value-type="float" office:value="34195" calcext:value-type="float">
            <text:p><text:s/>34 195</text:p>
          </table:table-cell>
          <table:table-cell table:style-name="ce15" office:value-type="float" office:value="37627" calcext:value-type="float">
            <text:p><text:s/>37 627</text:p>
          </table:table-cell>
          <table:table-cell table:style-name="ce15" table:formula="of:=[.C17]-[.D17]" office:value-type="float" office:value="-3432" calcext:value-type="float">
            <text:p>- 3 432</text:p>
          </table:table-cell>
          <table:table-cell table:style-name="ce25" table:formula="of:=[.E17]/[.B17]*100" office:value-type="float" office:value="-0.220683978870409" calcext:value-type="float">
            <text:p>-0.22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Manisa</text:p>
          </table:table-cell>
          <table:table-cell table:style-name="ce14" office:value-type="float" office:value="1396945" calcext:value-type="float">
            <text:p>1 396 945</text:p>
          </table:table-cell>
          <table:table-cell table:style-name="ce14" office:value-type="float" office:value="39999" calcext:value-type="float">
            <text:p><text:s/>39 999</text:p>
          </table:table-cell>
          <table:table-cell table:style-name="ce15" office:value-type="float" office:value="35685" calcext:value-type="float">
            <text:p><text:s/>35 685</text:p>
          </table:table-cell>
          <table:table-cell table:style-name="ce15" table:formula="of:=[.C18]-[.D18]" office:value-type="float" office:value="4314" calcext:value-type="float">
            <text:p><text:s/>4 314</text:p>
          </table:table-cell>
          <table:table-cell table:style-name="ce25" table:formula="of:=[.E18]/[.B18]*100" office:value-type="float" office:value="0.308816739384872" calcext:value-type="float">
            <text:p>0.31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Kayseri</text:p>
          </table:table-cell>
          <table:table-cell table:style-name="ce14" office:value-type="float" office:value="1358980" calcext:value-type="float">
            <text:p>1 358 980</text:p>
          </table:table-cell>
          <table:table-cell table:style-name="ce14" office:value-type="float" office:value="35573" calcext:value-type="float">
            <text:p><text:s/>35 573</text:p>
          </table:table-cell>
          <table:table-cell table:style-name="ce15" office:value-type="float" office:value="35540" calcext:value-type="float">
            <text:p><text:s/>35 540</text:p>
          </table:table-cell>
          <table:table-cell table:style-name="ce15" table:formula="of:=[.C19]-[.D19]" office:value-type="float" office:value="33" calcext:value-type="float">
            <text:p><text:s text:c="2"/>33</text:p>
          </table:table-cell>
          <table:table-cell table:style-name="ce25" table:formula="of:=[.E19]/[.B19]*100" office:value-type="float" office:value="0.00242829180709061" calcext:value-type="float">
            <text:p>0.00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Samsun</text:p>
          </table:table-cell>
          <table:table-cell table:style-name="ce14" office:value-type="float" office:value="1295927" calcext:value-type="float">
            <text:p>1 295 927</text:p>
          </table:table-cell>
          <table:table-cell table:style-name="ce14" office:value-type="float" office:value="41687" calcext:value-type="float">
            <text:p><text:s/>41 687</text:p>
          </table:table-cell>
          <table:table-cell table:style-name="ce15" office:value-type="float" office:value="41187" calcext:value-type="float">
            <text:p><text:s/>41 187</text:p>
          </table:table-cell>
          <table:table-cell table:style-name="ce15" table:formula="of:=[.C20]-[.D20]" office:value-type="float" office:value="500" calcext:value-type="float">
            <text:p><text:s text:c="2"/>500</text:p>
          </table:table-cell>
          <table:table-cell table:style-name="ce25" table:formula="of:=[.E20]/[.B20]*100" office:value-type="float" office:value="0.0385824201517524" calcext:value-type="float">
            <text:p>0.04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Balıkesir</text:p>
          </table:table-cell>
          <table:table-cell table:style-name="ce15" office:value-type="float" office:value="1196176" calcext:value-type="float">
            <text:p>1 196 176</text:p>
          </table:table-cell>
          <table:table-cell table:style-name="ce15" office:value-type="float" office:value="43475" calcext:value-type="float">
            <text:p><text:s/>43 475</text:p>
          </table:table-cell>
          <table:table-cell table:style-name="ce15" office:value-type="float" office:value="38566" calcext:value-type="float">
            <text:p><text:s/>38 566</text:p>
          </table:table-cell>
          <table:table-cell table:style-name="ce15" table:formula="of:=[.C21]-[.D21]" office:value-type="float" office:value="4909" calcext:value-type="float">
            <text:p><text:s/>4 909</text:p>
          </table:table-cell>
          <table:table-cell table:style-name="ce25" table:formula="of:=[.E21]/[.B21]*100" office:value-type="float" office:value="0.41039111301347" calcext:value-type="float">
            <text:p>0.41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Kahramanmaraş</text:p>
          </table:table-cell>
          <table:table-cell table:style-name="ce14" office:value-type="float" office:value="1112634" calcext:value-type="float">
            <text:p>1 112 634</text:p>
          </table:table-cell>
          <table:table-cell table:style-name="ce14" office:value-type="float" office:value="27307" calcext:value-type="float">
            <text:p><text:s/>27 307</text:p>
          </table:table-cell>
          <table:table-cell table:style-name="ce15" office:value-type="float" office:value="28971" calcext:value-type="float">
            <text:p><text:s/>28 971</text:p>
          </table:table-cell>
          <table:table-cell table:style-name="ce15" table:formula="of:=[.C22]-[.D22]" office:value-type="float" office:value="-1664" calcext:value-type="float">
            <text:p>- 1 664</text:p>
          </table:table-cell>
          <table:table-cell table:style-name="ce25" table:formula="of:=[.E22]/[.B22]*100" office:value-type="float" office:value="-0.149555019889739" calcext:value-type="float">
            <text:p>-0.15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16" office:value-type="float" office:value="1100190" calcext:value-type="float">
            <text:p>1 100 190</text:p>
          </table:table-cell>
          <table:table-cell table:style-name="ce16" office:value-type="float" office:value="28902" calcext:value-type="float">
            <text:p><text:s/>28 902</text:p>
          </table:table-cell>
          <table:table-cell table:style-name="ce15" office:value-type="float" office:value="49035" calcext:value-type="float">
            <text:p><text:s/>49 035</text:p>
          </table:table-cell>
          <table:table-cell table:style-name="ce15" table:formula="of:=[.C23]-[.D23]" office:value-type="float" office:value="-20133" calcext:value-type="float">
            <text:p>- 20 133</text:p>
          </table:table-cell>
          <table:table-cell table:style-name="ce25" table:formula="of:=[.E23]/[.B23]*100" office:value-type="float" office:value="-1.82995664385243" calcext:value-type="float">
            <text:p>-1.83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Aydın</text:p>
          </table:table-cell>
          <table:table-cell table:style-name="ce15" office:value-type="float" office:value="1068260" calcext:value-type="float">
            <text:p>1 068 260</text:p>
          </table:table-cell>
          <table:table-cell table:style-name="ce15" office:value-type="float" office:value="40363" calcext:value-type="float">
            <text:p><text:s/>40 363</text:p>
          </table:table-cell>
          <table:table-cell table:style-name="ce15" office:value-type="float" office:value="33119" calcext:value-type="float">
            <text:p><text:s/>33 119</text:p>
          </table:table-cell>
          <table:table-cell table:style-name="ce15" table:formula="of:=[.C24]-[.D24]" office:value-type="float" office:value="7244" calcext:value-type="float">
            <text:p><text:s/>7 244</text:p>
          </table:table-cell>
          <table:table-cell table:style-name="ce25" table:formula="of:=[.E24]/[.B24]*100" office:value-type="float" office:value="0.678112070095295" calcext:value-type="float">
            <text:p>0.68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Denizli</text:p>
          </table:table-cell>
          <table:table-cell table:style-name="ce15" office:value-type="float" office:value="1005687" calcext:value-type="float">
            <text:p>1 005 687</text:p>
          </table:table-cell>
          <table:table-cell table:style-name="ce15" office:value-type="float" office:value="28170" calcext:value-type="float">
            <text:p><text:s/>28 170</text:p>
          </table:table-cell>
          <table:table-cell table:style-name="ce15" office:value-type="float" office:value="24794" calcext:value-type="float">
            <text:p><text:s/>24 794</text:p>
          </table:table-cell>
          <table:table-cell table:style-name="ce15" table:formula="of:=[.C25]-[.D25]" office:value-type="float" office:value="3376" calcext:value-type="float">
            <text:p><text:s/>3 376</text:p>
          </table:table-cell>
          <table:table-cell table:style-name="ce25" table:formula="of:=[.E25]/[.B25]*100" office:value-type="float" office:value="0.335690925705513" calcext:value-type="float">
            <text:p>0.34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Sakarya</text:p>
          </table:table-cell>
          <table:table-cell table:style-name="ce14" office:value-type="float" office:value="976948" calcext:value-type="float">
            <text:p><text:s/>976 948</text:p>
          </table:table-cell>
          <table:table-cell table:style-name="ce14" office:value-type="float" office:value="35228" calcext:value-type="float">
            <text:p><text:s/>35 228</text:p>
          </table:table-cell>
          <table:table-cell table:style-name="ce15" office:value-type="float" office:value="28965" calcext:value-type="float">
            <text:p><text:s/>28 965</text:p>
          </table:table-cell>
          <table:table-cell table:style-name="ce15" table:formula="of:=[.C26]-[.D26]" office:value-type="float" office:value="6263" calcext:value-type="float">
            <text:p><text:s/>6 263</text:p>
          </table:table-cell>
          <table:table-cell table:style-name="ce25" table:formula="of:=[.E26]/[.B26]*100" office:value-type="float" office:value="0.641078133124793" calcext:value-type="float">
            <text:p>0.64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Tekirdağ</text:p>
          </table:table-cell>
          <table:table-cell table:style-name="ce14" office:value-type="float" office:value="972875" calcext:value-type="float">
            <text:p><text:s/>972 875</text:p>
          </table:table-cell>
          <table:table-cell table:style-name="ce14" office:value-type="float" office:value="56536" calcext:value-type="float">
            <text:p><text:s/>56 536</text:p>
          </table:table-cell>
          <table:table-cell table:style-name="ce15" office:value-type="float" office:value="32290" calcext:value-type="float">
            <text:p><text:s/>32 290</text:p>
          </table:table-cell>
          <table:table-cell table:style-name="ce15" table:formula="of:=[.C27]-[.D27]" office:value-type="float" office:value="24246" calcext:value-type="float">
            <text:p><text:s/>24 246</text:p>
          </table:table-cell>
          <table:table-cell table:style-name="ce25" table:formula="of:=[.E27]/[.B27]*100" office:value-type="float" office:value="2.49220095079018" calcext:value-type="float">
            <text:p>2.49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Muğla</text:p>
          </table:table-cell>
          <table:table-cell table:style-name="ce14" office:value-type="float" office:value="923773" calcext:value-type="float">
            <text:p><text:s/>923 773</text:p>
          </table:table-cell>
          <table:table-cell table:style-name="ce14" office:value-type="float" office:value="39076" calcext:value-type="float">
            <text:p><text:s/>39 076</text:p>
          </table:table-cell>
          <table:table-cell table:style-name="ce15" office:value-type="float" office:value="31520" calcext:value-type="float">
            <text:p><text:s/>31 520</text:p>
          </table:table-cell>
          <table:table-cell table:style-name="ce15" table:formula="of:=[.C28]-[.D28]" office:value-type="float" office:value="7556" calcext:value-type="float">
            <text:p><text:s/>7 556</text:p>
          </table:table-cell>
          <table:table-cell table:style-name="ce25" table:formula="of:=[.E28]/[.B28]*100" office:value-type="float" office:value="0.817949864306491" calcext:value-type="float">
            <text:p>0.82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Eskişehir</text:p>
          </table:table-cell>
          <table:table-cell table:style-name="ce15" office:value-type="float" office:value="844842" calcext:value-type="float">
            <text:p><text:s/>844 842</text:p>
          </table:table-cell>
          <table:table-cell table:style-name="ce15" office:value-type="float" office:value="36687" calcext:value-type="float">
            <text:p><text:s/>36 687</text:p>
          </table:table-cell>
          <table:table-cell table:style-name="ce15" office:value-type="float" office:value="25785" calcext:value-type="float">
            <text:p><text:s/>25 785</text:p>
          </table:table-cell>
          <table:table-cell table:style-name="ce15" table:formula="of:=[.C29]-[.D29]" office:value-type="float" office:value="10902" calcext:value-type="float">
            <text:p><text:s/>10 902</text:p>
          </table:table-cell>
          <table:table-cell table:style-name="ce25" table:formula="of:=[.E29]/[.B29]*100" office:value-type="float" office:value="1.29041880020169" calcext:value-type="float">
            <text:p>1.29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Mardin</text:p>
          </table:table-cell>
          <table:table-cell table:style-name="ce14" office:value-type="float" office:value="796237" calcext:value-type="float">
            <text:p><text:s/>796 237</text:p>
          </table:table-cell>
          <table:table-cell table:style-name="ce14" office:value-type="float" office:value="21439" calcext:value-type="float">
            <text:p><text:s/>21 439</text:p>
          </table:table-cell>
          <table:table-cell table:style-name="ce15" office:value-type="float" office:value="38823" calcext:value-type="float">
            <text:p><text:s/>38 823</text:p>
          </table:table-cell>
          <table:table-cell table:style-name="ce15" table:formula="of:=[.C30]-[.D30]" office:value-type="float" office:value="-17384" calcext:value-type="float">
            <text:p>- 17 384</text:p>
          </table:table-cell>
          <table:table-cell table:style-name="ce25" table:formula="of:=[.E30]/[.B30]*100" office:value-type="float" office:value="-2.18326955416541" calcext:value-type="float">
            <text:p>-2.18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Malatya</text:p>
          </table:table-cell>
          <table:table-cell table:style-name="ce14" office:value-type="float" office:value="781305" calcext:value-type="float">
            <text:p><text:s/>781 305</text:p>
          </table:table-cell>
          <table:table-cell table:style-name="ce14" office:value-type="float" office:value="27777" calcext:value-type="float">
            <text:p><text:s/>27 777</text:p>
          </table:table-cell>
          <table:table-cell table:style-name="ce15" office:value-type="float" office:value="27613" calcext:value-type="float">
            <text:p><text:s/>27 613</text:p>
          </table:table-cell>
          <table:table-cell table:style-name="ce15" table:formula="of:=[.C31]-[.D31]" office:value-type="float" office:value="164" calcext:value-type="float">
            <text:p><text:s text:c="2"/>164</text:p>
          </table:table-cell>
          <table:table-cell table:style-name="ce25" table:formula="of:=[.E31]/[.B31]*100" office:value-type="float" office:value="0.0209905222672324" calcext:value-type="float">
            <text:p>0.02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Trabzon</text:p>
          </table:table-cell>
          <table:table-cell table:style-name="ce14" office:value-type="float" office:value="779379" calcext:value-type="float">
            <text:p><text:s/>779 379</text:p>
          </table:table-cell>
          <table:table-cell table:style-name="ce14" office:value-type="float" office:value="28680" calcext:value-type="float">
            <text:p><text:s/>28 680</text:p>
          </table:table-cell>
          <table:table-cell table:style-name="ce15" office:value-type="float" office:value="26775" calcext:value-type="float">
            <text:p><text:s/>26 775</text:p>
          </table:table-cell>
          <table:table-cell table:style-name="ce15" table:formula="of:=[.C32]-[.D32]" office:value-type="float" office:value="1905" calcext:value-type="float">
            <text:p><text:s/>1 905</text:p>
          </table:table-cell>
          <table:table-cell table:style-name="ce25" table:formula="of:=[.E32]/[.B32]*100" office:value-type="float" office:value="0.244425369428737" calcext:value-type="float">
            <text:p>0.24</text:p>
          </table:table-cell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Erzurum</text:p>
          </table:table-cell>
          <table:table-cell table:style-name="ce15" office:value-type="float" office:value="762021" calcext:value-type="float">
            <text:p><text:s/>762 021</text:p>
          </table:table-cell>
          <table:table-cell table:style-name="ce15" office:value-type="float" office:value="26957" calcext:value-type="float">
            <text:p><text:s/>26 957</text:p>
          </table:table-cell>
          <table:table-cell table:style-name="ce15" office:value-type="float" office:value="36340" calcext:value-type="float">
            <text:p><text:s/>36 340</text:p>
          </table:table-cell>
          <table:table-cell table:style-name="ce15" table:formula="of:=[.C33]-[.D33]" office:value-type="float" office:value="-9383" calcext:value-type="float">
            <text:p>- 9 383</text:p>
          </table:table-cell>
          <table:table-cell table:style-name="ce25" table:formula="of:=[.E33]/[.B33]*100" office:value-type="float" office:value="-1.23133089508032" calcext:value-type="float">
            <text:p>-1.23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Ordu</text:p>
          </table:table-cell>
          <table:table-cell table:style-name="ce14" office:value-type="float" office:value="750588" calcext:value-type="float">
            <text:p><text:s/>750 588</text:p>
          </table:table-cell>
          <table:table-cell table:style-name="ce14" office:value-type="float" office:value="42995" calcext:value-type="float">
            <text:p><text:s/>42 995</text:p>
          </table:table-cell>
          <table:table-cell table:style-name="ce15" office:value-type="float" office:value="27229" calcext:value-type="float">
            <text:p><text:s/>27 229</text:p>
          </table:table-cell>
          <table:table-cell table:style-name="ce15" table:formula="of:=[.C34]-[.D34]" office:value-type="float" office:value="15766" calcext:value-type="float">
            <text:p><text:s/>15 766</text:p>
          </table:table-cell>
          <table:table-cell table:style-name="ce25" table:formula="of:=[.E34]/[.B34]*100" office:value-type="float" office:value="2.10048655187666" calcext:value-type="float">
            <text:p>2.10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Afyonkarahisar</text:p>
          </table:table-cell>
          <table:table-cell table:style-name="ce15" office:value-type="float" office:value="714523" calcext:value-type="float">
            <text:p><text:s/>714 523</text:p>
          </table:table-cell>
          <table:table-cell table:style-name="ce15" office:value-type="float" office:value="22467" calcext:value-type="float">
            <text:p><text:s/>22 467</text:p>
          </table:table-cell>
          <table:table-cell table:style-name="ce15" office:value-type="float" office:value="24400" calcext:value-type="float">
            <text:p><text:s/>24 400</text:p>
          </table:table-cell>
          <table:table-cell table:style-name="ce15" table:formula="of:=[.C35]-[.D35]" office:value-type="float" office:value="-1933" calcext:value-type="float">
            <text:p>- 1 933</text:p>
          </table:table-cell>
          <table:table-cell table:style-name="ce25" table:formula="of:=[.E35]/[.B35]*100" office:value-type="float" office:value="-0.27053012989085" calcext:value-type="float">
            <text:p>-0.27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Sivas</text:p>
          </table:table-cell>
          <table:table-cell table:style-name="ce14" office:value-type="float" office:value="621224" calcext:value-type="float">
            <text:p><text:s/>621 224</text:p>
          </table:table-cell>
          <table:table-cell table:style-name="ce14" office:value-type="float" office:value="22966" calcext:value-type="float">
            <text:p><text:s/>22 966</text:p>
          </table:table-cell>
          <table:table-cell table:style-name="ce15" office:value-type="float" office:value="26369" calcext:value-type="float">
            <text:p><text:s/>26 369</text:p>
          </table:table-cell>
          <table:table-cell table:style-name="ce15" table:formula="of:=[.C36]-[.D36]" office:value-type="float" office:value="-3403" calcext:value-type="float">
            <text:p>- 3 403</text:p>
          </table:table-cell>
          <table:table-cell table:style-name="ce25" table:formula="of:=[.E36]/[.B36]*100" office:value-type="float" office:value="-0.547789525195421" calcext:value-type="float">
            <text:p>-0.55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Adıyaman</text:p>
          </table:table-cell>
          <table:table-cell table:style-name="ce15" office:value-type="float" office:value="610484" calcext:value-type="float">
            <text:p><text:s/>610 484</text:p>
          </table:table-cell>
          <table:table-cell table:style-name="ce15" office:value-type="float" office:value="18789" calcext:value-type="float">
            <text:p><text:s/>18 789</text:p>
          </table:table-cell>
          <table:table-cell table:style-name="ce15" office:value-type="float" office:value="21201" calcext:value-type="float">
            <text:p><text:s/>21 201</text:p>
          </table:table-cell>
          <table:table-cell table:style-name="ce15" table:formula="of:=[.C37]-[.D37]" office:value-type="float" office:value="-2412" calcext:value-type="float">
            <text:p>- 2 412</text:p>
          </table:table-cell>
          <table:table-cell table:style-name="ce25" table:formula="of:=[.E37]/[.B37]*100" office:value-type="float" office:value="-0.395096349781485" calcext:value-type="float">
            <text:p>-0.40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Tokat</text:p>
          </table:table-cell>
          <table:table-cell table:style-name="ce14" office:value-type="float" office:value="602662" calcext:value-type="float">
            <text:p><text:s/>602 662</text:p>
          </table:table-cell>
          <table:table-cell table:style-name="ce14" office:value-type="float" office:value="36572" calcext:value-type="float">
            <text:p><text:s/>36 572</text:p>
          </table:table-cell>
          <table:table-cell table:style-name="ce15" office:value-type="float" office:value="33380" calcext:value-type="float">
            <text:p><text:s/>33 380</text:p>
          </table:table-cell>
          <table:table-cell table:style-name="ce15" table:formula="of:=[.C38]-[.D38]" office:value-type="float" office:value="3192" calcext:value-type="float">
            <text:p><text:s/>3 192</text:p>
          </table:table-cell>
          <table:table-cell table:style-name="ce25" table:formula="of:=[.E38]/[.B38]*100" office:value-type="float" office:value="0.52965011897216" calcext:value-type="float">
            <text:p>0.53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Zonguldak</text:p>
          </table:table-cell>
          <table:table-cell table:style-name="ce16" office:value-type="float" office:value="597524" calcext:value-type="float">
            <text:p><text:s/>597 524</text:p>
          </table:table-cell>
          <table:table-cell table:style-name="ce16" office:value-type="float" office:value="19991" calcext:value-type="float">
            <text:p><text:s/>19 991</text:p>
          </table:table-cell>
          <table:table-cell table:style-name="ce16" office:value-type="float" office:value="21933" calcext:value-type="float">
            <text:p><text:s/>21 933</text:p>
          </table:table-cell>
          <table:table-cell table:style-name="ce15" table:formula="of:=[.C39]-[.D39]" office:value-type="float" office:value="-1942" calcext:value-type="float">
            <text:p>- 1 942</text:p>
          </table:table-cell>
          <table:table-cell table:style-name="ce25" table:formula="of:=[.E39]/[.B39]*100" office:value-type="float" office:value="-0.325007865792838" calcext:value-type="float">
            <text:p>-0.33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Elazığ</text:p>
          </table:table-cell>
          <table:table-cell table:style-name="ce15" office:value-type="float" office:value="578789" calcext:value-type="float">
            <text:p><text:s/>578 789</text:p>
          </table:table-cell>
          <table:table-cell table:style-name="ce15" office:value-type="float" office:value="18990" calcext:value-type="float">
            <text:p><text:s/>18 990</text:p>
          </table:table-cell>
          <table:table-cell table:style-name="ce15" office:value-type="float" office:value="20519" calcext:value-type="float">
            <text:p><text:s/>20 519</text:p>
          </table:table-cell>
          <table:table-cell table:style-name="ce15" table:formula="of:=[.C40]-[.D40]" office:value-type="float" office:value="-1529" calcext:value-type="float">
            <text:p>- 1 529</text:p>
          </table:table-cell>
          <table:table-cell table:style-name="ce25" table:formula="of:=[.E40]/[.B40]*100" office:value-type="float" office:value="-0.264172263121794" calcext:value-type="float">
            <text:p>-0.26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Batman</text:p>
          </table:table-cell>
          <table:table-cell table:style-name="ce16" office:value-type="float" office:value="576899" calcext:value-type="float">
            <text:p><text:s/>576 899</text:p>
          </table:table-cell>
          <table:table-cell table:style-name="ce16" office:value-type="float" office:value="18757" calcext:value-type="float">
            <text:p><text:s/>18 757</text:p>
          </table:table-cell>
          <table:table-cell table:style-name="ce16" office:value-type="float" office:value="21489" calcext:value-type="float">
            <text:p><text:s/>21 489</text:p>
          </table:table-cell>
          <table:table-cell table:style-name="ce15" table:formula="of:=[.C41]-[.D41]" office:value-type="float" office:value="-2732" calcext:value-type="float">
            <text:p>- 2 732</text:p>
          </table:table-cell>
          <table:table-cell table:style-name="ce25" table:formula="of:=[.E41]/[.B41]*100" office:value-type="float" office:value="-0.473566430172353" calcext:value-type="float">
            <text:p>-0.47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Kütahya</text:p>
          </table:table-cell>
          <table:table-cell table:style-name="ce14" office:value-type="float" office:value="573642" calcext:value-type="float">
            <text:p><text:s/>573 642</text:p>
          </table:table-cell>
          <table:table-cell table:style-name="ce14" office:value-type="float" office:value="18382" calcext:value-type="float">
            <text:p><text:s/>18 382</text:p>
          </table:table-cell>
          <table:table-cell table:style-name="ce15" office:value-type="float" office:value="20691" calcext:value-type="float">
            <text:p><text:s/>20 691</text:p>
          </table:table-cell>
          <table:table-cell table:style-name="ce15" table:formula="of:=[.C42]-[.D42]" office:value-type="float" office:value="-2309" calcext:value-type="float">
            <text:p>- 2 309</text:p>
          </table:table-cell>
          <table:table-cell table:style-name="ce25" table:formula="of:=[.E42]/[.B42]*100" office:value-type="float" office:value="-0.402515854836292" calcext:value-type="float">
            <text:p>-0.40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Ağrı</text:p>
          </table:table-cell>
          <table:table-cell table:style-name="ce15" office:value-type="float" office:value="542255" calcext:value-type="float">
            <text:p><text:s/>542 255</text:p>
          </table:table-cell>
          <table:table-cell table:style-name="ce15" office:value-type="float" office:value="14306" calcext:value-type="float">
            <text:p><text:s/>14 306</text:p>
          </table:table-cell>
          <table:table-cell table:style-name="ce15" office:value-type="float" office:value="30811" calcext:value-type="float">
            <text:p><text:s/>30 811</text:p>
          </table:table-cell>
          <table:table-cell table:style-name="ce15" table:formula="of:=[.C43]-[.D43]" office:value-type="float" office:value="-16505" calcext:value-type="float">
            <text:p>- 16 505</text:p>
          </table:table-cell>
          <table:table-cell table:style-name="ce25" table:formula="of:=[.E43]/[.B43]*100" office:value-type="float" office:value="-3.0437709195858" calcext:value-type="float">
            <text:p>-3.04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Çorum</text:p>
          </table:table-cell>
          <table:table-cell table:style-name="ce15" office:value-type="float" office:value="527863" calcext:value-type="float">
            <text:p><text:s/>527 863</text:p>
          </table:table-cell>
          <table:table-cell table:style-name="ce15" office:value-type="float" office:value="16688" calcext:value-type="float">
            <text:p><text:s/>16 688</text:p>
          </table:table-cell>
          <table:table-cell table:style-name="ce15" office:value-type="float" office:value="20420" calcext:value-type="float">
            <text:p><text:s/>20 420</text:p>
          </table:table-cell>
          <table:table-cell table:style-name="ce15" table:formula="of:=[.C44]-[.D44]" office:value-type="float" office:value="-3732" calcext:value-type="float">
            <text:p>- 3 732</text:p>
          </table:table-cell>
          <table:table-cell table:style-name="ce25" table:formula="of:=[.E44]/[.B44]*100" office:value-type="float" office:value="-0.707001627316179" calcext:value-type="float">
            <text:p>-0.71</text:p>
          </table:table-cell>
          <table:table-cell table:style-name="ce26"/>
          <table:table-cell table:style-name="ce3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Osmaniye</text:p>
          </table:table-cell>
          <table:table-cell table:style-name="ce16" office:value-type="float" office:value="522175" calcext:value-type="float">
            <text:p><text:s/>522 175</text:p>
          </table:table-cell>
          <table:table-cell table:style-name="ce16" office:value-type="float" office:value="19558" calcext:value-type="float">
            <text:p><text:s/>19 558</text:p>
          </table:table-cell>
          <table:table-cell table:style-name="ce16" office:value-type="float" office:value="17683" calcext:value-type="float">
            <text:p><text:s/>17 683</text:p>
          </table:table-cell>
          <table:table-cell table:style-name="ce15" table:formula="of:=[.C45]-[.D45]" office:value-type="float" office:value="1875" calcext:value-type="float">
            <text:p><text:s/>1 875</text:p>
          </table:table-cell>
          <table:table-cell table:style-name="ce25" table:formula="of:=[.E45]/[.B45]*100" office:value-type="float" office:value="0.359075022741418" calcext:value-type="float">
            <text:p>0.36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Çanakkale</text:p>
          </table:table-cell>
          <table:table-cell table:style-name="ce15" office:value-type="float" office:value="519793" calcext:value-type="float">
            <text:p><text:s/>519 793</text:p>
          </table:table-cell>
          <table:table-cell table:style-name="ce15" office:value-type="float" office:value="25116" calcext:value-type="float">
            <text:p><text:s/>25 116</text:p>
          </table:table-cell>
          <table:table-cell table:style-name="ce15" office:value-type="float" office:value="20024" calcext:value-type="float">
            <text:p><text:s/>20 024</text:p>
          </table:table-cell>
          <table:table-cell table:style-name="ce15" table:formula="of:=[.C46]-[.D46]" office:value-type="float" office:value="5092" calcext:value-type="float">
            <text:p><text:s/>5 092</text:p>
          </table:table-cell>
          <table:table-cell table:style-name="ce25" table:formula="of:=[.E46]/[.B46]*100" office:value-type="float" office:value="0.979620733638198" calcext:value-type="float">
            <text:p>0.98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Şırnak</text:p>
          </table:table-cell>
          <table:table-cell table:style-name="ce16" office:value-type="float" office:value="483788" calcext:value-type="float">
            <text:p><text:s/>483 788</text:p>
          </table:table-cell>
          <table:table-cell table:style-name="ce16" office:value-type="float" office:value="11102" calcext:value-type="float">
            <text:p><text:s/>11 102</text:p>
          </table:table-cell>
          <table:table-cell table:style-name="ce16" office:value-type="float" office:value="24122" calcext:value-type="float">
            <text:p><text:s/>24 122</text:p>
          </table:table-cell>
          <table:table-cell table:style-name="ce15" table:formula="of:=[.C47]-[.D47]" office:value-type="float" office:value="-13020" calcext:value-type="float">
            <text:p>- 13 020</text:p>
          </table:table-cell>
          <table:table-cell table:style-name="ce25" table:formula="of:=[.E47]/[.B47]*100" office:value-type="float" office:value="-2.69126146163195" calcext:value-type="float">
            <text:p>-2.69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Giresun</text:p>
          </table:table-cell>
          <table:table-cell table:style-name="ce15" office:value-type="float" office:value="444467" calcext:value-type="float">
            <text:p><text:s/>444 467</text:p>
          </table:table-cell>
          <table:table-cell table:style-name="ce15" office:value-type="float" office:value="35376" calcext:value-type="float">
            <text:p><text:s/>35 376</text:p>
          </table:table-cell>
          <table:table-cell table:style-name="ce15" office:value-type="float" office:value="20284" calcext:value-type="float">
            <text:p><text:s/>20 284</text:p>
          </table:table-cell>
          <table:table-cell table:style-name="ce15" table:formula="of:=[.C48]-[.D48]" office:value-type="float" office:value="15092" calcext:value-type="float">
            <text:p><text:s/>15 092</text:p>
          </table:table-cell>
          <table:table-cell table:style-name="ce25" table:formula="of:=[.E48]/[.B48]*100" office:value-type="float" office:value="3.39552767697039" calcext:value-type="float">
            <text:p>3.40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Isparta</text:p>
          </table:table-cell>
          <table:table-cell table:style-name="ce14" office:value-type="float" office:value="427324" calcext:value-type="float">
            <text:p><text:s/>427 324</text:p>
          </table:table-cell>
          <table:table-cell table:style-name="ce14" office:value-type="float" office:value="19899" calcext:value-type="float">
            <text:p><text:s/>19 899</text:p>
          </table:table-cell>
          <table:table-cell table:style-name="ce15" office:value-type="float" office:value="17240" calcext:value-type="float">
            <text:p><text:s/>17 240</text:p>
          </table:table-cell>
          <table:table-cell table:style-name="ce15" table:formula="of:=[.C49]-[.D49]" office:value-type="float" office:value="2659" calcext:value-type="float">
            <text:p><text:s/>2 659</text:p>
          </table:table-cell>
          <table:table-cell table:style-name="ce25" table:formula="of:=[.E49]/[.B49]*100" office:value-type="float" office:value="0.622244479598618" calcext:value-type="float">
            <text:p>0.62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Yozgat</text:p>
          </table:table-cell>
          <table:table-cell table:style-name="ce16" office:value-type="float" office:value="421041" calcext:value-type="float">
            <text:p><text:s/>421 041</text:p>
          </table:table-cell>
          <table:table-cell table:style-name="ce16" office:value-type="float" office:value="17736" calcext:value-type="float">
            <text:p><text:s/>17 736</text:p>
          </table:table-cell>
          <table:table-cell table:style-name="ce16" office:value-type="float" office:value="21825" calcext:value-type="float">
            <text:p><text:s/>21 825</text:p>
          </table:table-cell>
          <table:table-cell table:style-name="ce15" table:formula="of:=[.C50]-[.D50]" office:value-type="float" office:value="-4089" calcext:value-type="float">
            <text:p>- 4 089</text:p>
          </table:table-cell>
          <table:table-cell table:style-name="ce25" table:formula="of:=[.E50]/[.B50]*100" office:value-type="float" office:value="-0.971164328414572" calcext:value-type="float">
            <text:p>-0.97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Muş</text:p>
          </table:table-cell>
          <table:table-cell table:style-name="ce14" office:value-type="float" office:value="406501" calcext:value-type="float">
            <text:p><text:s/>406 501</text:p>
          </table:table-cell>
          <table:table-cell table:style-name="ce14" office:value-type="float" office:value="11309" calcext:value-type="float">
            <text:p><text:s/>11 309</text:p>
          </table:table-cell>
          <table:table-cell table:style-name="ce15" office:value-type="float" office:value="21683" calcext:value-type="float">
            <text:p><text:s/>21 683</text:p>
          </table:table-cell>
          <table:table-cell table:style-name="ce15" table:formula="of:=[.C51]-[.D51]" office:value-type="float" office:value="-10374" calcext:value-type="float">
            <text:p>- 10 374</text:p>
          </table:table-cell>
          <table:table-cell table:style-name="ce25" table:formula="of:=[.E51]/[.B51]*100" office:value-type="float" office:value="-2.55202324225525" calcext:value-type="float">
            <text:p>-2.55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Edirne</text:p>
          </table:table-cell>
          <table:table-cell table:style-name="ce15" office:value-type="float" office:value="401701" calcext:value-type="float">
            <text:p><text:s/>401 701</text:p>
          </table:table-cell>
          <table:table-cell table:style-name="ce15" office:value-type="float" office:value="16623" calcext:value-type="float">
            <text:p><text:s/>16 623</text:p>
          </table:table-cell>
          <table:table-cell table:style-name="ce15" office:value-type="float" office:value="17190" calcext:value-type="float">
            <text:p><text:s/>17 190</text:p>
          </table:table-cell>
          <table:table-cell table:style-name="ce15" table:formula="of:=[.C52]-[.D52]" office:value-type="float" office:value="-567" calcext:value-type="float">
            <text:p>- <text:s/>567</text:p>
          </table:table-cell>
          <table:table-cell table:style-name="ce25" table:formula="of:=[.E52]/[.B52]*100" office:value-type="float" office:value="-0.141149760642866" calcext:value-type="float">
            <text:p>-0.14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Aksaray</text:p>
          </table:table-cell>
          <table:table-cell table:style-name="ce16" office:value-type="float" office:value="396673" calcext:value-type="float">
            <text:p><text:s/>396 673</text:p>
          </table:table-cell>
          <table:table-cell table:style-name="ce16" office:value-type="float" office:value="15234" calcext:value-type="float">
            <text:p><text:s/>15 234</text:p>
          </table:table-cell>
          <table:table-cell table:style-name="ce16" office:value-type="float" office:value="12294" calcext:value-type="float">
            <text:p><text:s/>12 294</text:p>
          </table:table-cell>
          <table:table-cell table:style-name="ce15" table:formula="of:=[.C53]-[.D53]" office:value-type="float" office:value="2940" calcext:value-type="float">
            <text:p><text:s/>2 940</text:p>
          </table:table-cell>
          <table:table-cell table:style-name="ce25" table:formula="of:=[.E53]/[.B53]*100" office:value-type="float" office:value="0.741164636867142" calcext:value-type="float">
            <text:p>0.74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Kastamonu</text:p>
          </table:table-cell>
          <table:table-cell table:style-name="ce14" office:value-type="float" office:value="376945" calcext:value-type="float">
            <text:p><text:s/>376 945</text:p>
          </table:table-cell>
          <table:table-cell table:style-name="ce14" office:value-type="float" office:value="20577" calcext:value-type="float">
            <text:p><text:s/>20 577</text:p>
          </table:table-cell>
          <table:table-cell table:style-name="ce15" office:value-type="float" office:value="18898" calcext:value-type="float">
            <text:p><text:s/>18 898</text:p>
          </table:table-cell>
          <table:table-cell table:style-name="ce15" table:formula="of:=[.C54]-[.D54]" office:value-type="float" office:value="1679" calcext:value-type="float">
            <text:p><text:s/>1 679</text:p>
          </table:table-cell>
          <table:table-cell table:style-name="ce25" table:formula="of:=[.E54]/[.B54]*100" office:value-type="float" office:value="0.445423072331507" calcext:value-type="float">
            <text:p>0.45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Düzce</text:p>
          </table:table-cell>
          <table:table-cell table:style-name="ce16" office:value-type="float" office:value="370371" calcext:value-type="float">
            <text:p><text:s/>370 371</text:p>
          </table:table-cell>
          <table:table-cell table:style-name="ce16" office:value-type="float" office:value="15958" calcext:value-type="float">
            <text:p><text:s/>15 958</text:p>
          </table:table-cell>
          <table:table-cell table:style-name="ce16" office:value-type="float" office:value="11119" calcext:value-type="float">
            <text:p><text:s/>11 119</text:p>
          </table:table-cell>
          <table:table-cell table:style-name="ce15" table:formula="of:=[.C55]-[.D55]" office:value-type="float" office:value="4839" calcext:value-type="float">
            <text:p><text:s/>4 839</text:p>
          </table:table-cell>
          <table:table-cell table:style-name="ce25" table:formula="of:=[.E55]/[.B55]*100" office:value-type="float" office:value="1.30652777890278" calcext:value-type="float">
            <text:p>1.31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Uşak</text:p>
          </table:table-cell>
          <table:table-cell table:style-name="ce16" office:value-type="float" office:value="358736" calcext:value-type="float">
            <text:p><text:s/>358 736</text:p>
          </table:table-cell>
          <table:table-cell table:style-name="ce16" office:value-type="float" office:value="11737" calcext:value-type="float">
            <text:p><text:s/>11 737</text:p>
          </table:table-cell>
          <table:table-cell table:style-name="ce15" office:value-type="float" office:value="10701" calcext:value-type="float">
            <text:p><text:s/>10 701</text:p>
          </table:table-cell>
          <table:table-cell table:style-name="ce15" table:formula="of:=[.C56]-[.D56]" office:value-type="float" office:value="1036" calcext:value-type="float">
            <text:p><text:s/>1 036</text:p>
          </table:table-cell>
          <table:table-cell table:style-name="ce25" table:formula="of:=[.E56]/[.B56]*100" office:value-type="float" office:value="0.288791757727131" calcext:value-type="float">
            <text:p>0.29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Kırklareli</text:p>
          </table:table-cell>
          <table:table-cell table:style-name="ce14" office:value-type="float" office:value="351684" calcext:value-type="float">
            <text:p><text:s/>351 684</text:p>
          </table:table-cell>
          <table:table-cell table:style-name="ce14" office:value-type="float" office:value="16882" calcext:value-type="float">
            <text:p><text:s/>16 882</text:p>
          </table:table-cell>
          <table:table-cell table:style-name="ce15" office:value-type="float" office:value="13175" calcext:value-type="float">
            <text:p><text:s/>13 175</text:p>
          </table:table-cell>
          <table:table-cell table:style-name="ce15" table:formula="of:=[.C57]-[.D57]" office:value-type="float" office:value="3707" calcext:value-type="float">
            <text:p><text:s/>3 707</text:p>
          </table:table-cell>
          <table:table-cell table:style-name="ce25" table:formula="of:=[.E57]/[.B57]*100" office:value-type="float" office:value="1.05407126852515" calcext:value-type="float">
            <text:p>1.05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Niğde</text:p>
          </table:table-cell>
          <table:table-cell table:style-name="ce14" office:value-type="float" office:value="351468" calcext:value-type="float">
            <text:p><text:s/>351 468</text:p>
          </table:table-cell>
          <table:table-cell table:style-name="ce14" office:value-type="float" office:value="14823" calcext:value-type="float">
            <text:p><text:s/>14 823</text:p>
          </table:table-cell>
          <table:table-cell table:style-name="ce15" office:value-type="float" office:value="13589" calcext:value-type="float">
            <text:p><text:s/>13 589</text:p>
          </table:table-cell>
          <table:table-cell table:style-name="ce15" table:formula="of:=[.C58]-[.D58]" office:value-type="float" office:value="1234" calcext:value-type="float">
            <text:p><text:s/>1 234</text:p>
          </table:table-cell>
          <table:table-cell table:style-name="ce25" table:formula="of:=[.E58]/[.B58]*100" office:value-type="float" office:value="0.351098819807209" calcext:value-type="float">
            <text:p>0.35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Bitlis</text:p>
          </table:table-cell>
          <table:table-cell table:style-name="ce15" office:value-type="float" office:value="341225" calcext:value-type="float">
            <text:p><text:s/>341 225</text:p>
          </table:table-cell>
          <table:table-cell table:style-name="ce15" office:value-type="float" office:value="12571" calcext:value-type="float">
            <text:p><text:s/>12 571</text:p>
          </table:table-cell>
          <table:table-cell table:style-name="ce15" office:value-type="float" office:value="18074" calcext:value-type="float">
            <text:p><text:s/>18 074</text:p>
          </table:table-cell>
          <table:table-cell table:style-name="ce15" table:formula="of:=[.C59]-[.D59]" office:value-type="float" office:value="-5503" calcext:value-type="float">
            <text:p>- 5 503</text:p>
          </table:table-cell>
          <table:table-cell table:style-name="ce25" table:formula="of:=[.E59]/[.B59]*100" office:value-type="float" office:value="-1.61271888050407" calcext:value-type="float">
            <text:p>-1.61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Rize</text:p>
          </table:table-cell>
          <table:table-cell table:style-name="ce14" office:value-type="float" office:value="331048" calcext:value-type="float">
            <text:p><text:s/>331 048</text:p>
          </table:table-cell>
          <table:table-cell table:style-name="ce14" office:value-type="float" office:value="15006" calcext:value-type="float">
            <text:p><text:s/>15 006</text:p>
          </table:table-cell>
          <table:table-cell table:style-name="ce15" office:value-type="float" office:value="15604" calcext:value-type="float">
            <text:p><text:s/>15 604</text:p>
          </table:table-cell>
          <table:table-cell table:style-name="ce15" table:formula="of:=[.C60]-[.D60]" office:value-type="float" office:value="-598" calcext:value-type="float">
            <text:p>- <text:s/>598</text:p>
          </table:table-cell>
          <table:table-cell table:style-name="ce25" table:formula="of:=[.E60]/[.B60]*100" office:value-type="float" office:value="-0.180638457262995" calcext:value-type="float">
            <text:p>-0.18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Amasya</text:p>
          </table:table-cell>
          <table:table-cell table:style-name="ce15" office:value-type="float" office:value="326351" calcext:value-type="float">
            <text:p><text:s/>326 351</text:p>
          </table:table-cell>
          <table:table-cell table:style-name="ce15" office:value-type="float" office:value="15395" calcext:value-type="float">
            <text:p><text:s/>15 395</text:p>
          </table:table-cell>
          <table:table-cell table:style-name="ce15" office:value-type="float" office:value="13609" calcext:value-type="float">
            <text:p><text:s/>13 609</text:p>
          </table:table-cell>
          <table:table-cell table:style-name="ce15" table:formula="of:=[.C61]-[.D61]" office:value-type="float" office:value="1786" calcext:value-type="float">
            <text:p><text:s/>1 786</text:p>
          </table:table-cell>
          <table:table-cell table:style-name="ce25" table:formula="of:=[.E61]/[.B61]*100" office:value-type="float" office:value="0.547263529145" calcext:value-type="float">
            <text:p>0.55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Siirt</text:p>
          </table:table-cell>
          <table:table-cell table:style-name="ce14" office:value-type="float" office:value="322664" calcext:value-type="float">
            <text:p><text:s/>322 664</text:p>
          </table:table-cell>
          <table:table-cell table:style-name="ce14" office:value-type="float" office:value="10775" calcext:value-type="float">
            <text:p><text:s/>10 775</text:p>
          </table:table-cell>
          <table:table-cell table:style-name="ce15" office:value-type="float" office:value="15068" calcext:value-type="float">
            <text:p><text:s/>15 068</text:p>
          </table:table-cell>
          <table:table-cell table:style-name="ce15" table:formula="of:=[.C62]-[.D62]" office:value-type="float" office:value="-4293" calcext:value-type="float">
            <text:p>- 4 293</text:p>
          </table:table-cell>
          <table:table-cell table:style-name="ce25" table:formula="of:=[.E62]/[.B62]*100" office:value-type="float" office:value="-1.33048620236531" calcext:value-type="float">
            <text:p>-1.33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Bolu</text:p>
          </table:table-cell>
          <table:table-cell table:style-name="ce15" office:value-type="float" office:value="299896" calcext:value-type="float">
            <text:p><text:s/>299 896</text:p>
          </table:table-cell>
          <table:table-cell table:style-name="ce15" office:value-type="float" office:value="18528" calcext:value-type="float">
            <text:p><text:s/>18 528</text:p>
          </table:table-cell>
          <table:table-cell table:style-name="ce15" office:value-type="float" office:value="11762" calcext:value-type="float">
            <text:p><text:s/>11 762</text:p>
          </table:table-cell>
          <table:table-cell table:style-name="ce15" table:formula="of:=[.C63]-[.D63]" office:value-type="float" office:value="6766" calcext:value-type="float">
            <text:p><text:s/>6 766</text:p>
          </table:table-cell>
          <table:table-cell table:style-name="ce25" table:formula="of:=[.E63]/[.B63]*100" office:value-type="float" office:value="2.25611545335716" calcext:value-type="float">
            <text:p>2.26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Nevşehir</text:p>
          </table:table-cell>
          <table:table-cell table:style-name="ce14" office:value-type="float" office:value="290895" calcext:value-type="float">
            <text:p><text:s/>290 895</text:p>
          </table:table-cell>
          <table:table-cell table:style-name="ce14" office:value-type="float" office:value="11703" calcext:value-type="float">
            <text:p><text:s/>11 703</text:p>
          </table:table-cell>
          <table:table-cell table:style-name="ce15" office:value-type="float" office:value="11091" calcext:value-type="float">
            <text:p><text:s/>11 091</text:p>
          </table:table-cell>
          <table:table-cell table:style-name="ce15" table:formula="of:=[.C64]-[.D64]" office:value-type="float" office:value="612" calcext:value-type="float">
            <text:p><text:s text:c="2"/>612</text:p>
          </table:table-cell>
          <table:table-cell table:style-name="ce25" table:formula="of:=[.E64]/[.B64]*100" office:value-type="float" office:value="0.210385190532666" calcext:value-type="float">
            <text:p>0.21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Kars</text:p>
          </table:table-cell>
          <table:table-cell table:style-name="ce14" office:value-type="float" office:value="289786" calcext:value-type="float">
            <text:p><text:s/>289 786</text:p>
          </table:table-cell>
          <table:table-cell table:style-name="ce14" office:value-type="float" office:value="10209" calcext:value-type="float">
            <text:p><text:s/>10 209</text:p>
          </table:table-cell>
          <table:table-cell table:style-name="ce15" office:value-type="float" office:value="16590" calcext:value-type="float">
            <text:p><text:s/>16 590</text:p>
          </table:table-cell>
          <table:table-cell table:style-name="ce15" table:formula="of:=[.C65]-[.D65]" office:value-type="float" office:value="-6381" calcext:value-type="float">
            <text:p>- 6 381</text:p>
          </table:table-cell>
          <table:table-cell table:style-name="ce25" table:formula="of:=[.E65]/[.B65]*100" office:value-type="float" office:value="-2.20196972938651" calcext:value-type="float">
            <text:p>-2.20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Kırıkkale</text:p>
          </table:table-cell>
          <table:table-cell table:style-name="ce16" office:value-type="float" office:value="277984" calcext:value-type="float">
            <text:p><text:s/>277 984</text:p>
          </table:table-cell>
          <table:table-cell table:style-name="ce16" office:value-type="float" office:value="14776" calcext:value-type="float">
            <text:p><text:s/>14 776</text:p>
          </table:table-cell>
          <table:table-cell table:style-name="ce16" office:value-type="float" office:value="13300" calcext:value-type="float">
            <text:p><text:s/>13 300</text:p>
          </table:table-cell>
          <table:table-cell table:style-name="ce15" table:formula="of:=[.C66]-[.D66]" office:value-type="float" office:value="1476" calcext:value-type="float">
            <text:p><text:s/>1 476</text:p>
          </table:table-cell>
          <table:table-cell table:style-name="ce25" table:formula="of:=[.E66]/[.B66]*100" office:value-type="float" office:value="0.530965810981927" calcext:value-type="float">
            <text:p>0.53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Bingöl</text:p>
          </table:table-cell>
          <table:table-cell table:style-name="ce15" office:value-type="float" office:value="269560" calcext:value-type="float">
            <text:p><text:s/>269 560</text:p>
          </table:table-cell>
          <table:table-cell table:style-name="ce15" office:value-type="float" office:value="10304" calcext:value-type="float">
            <text:p><text:s/>10 304</text:p>
          </table:table-cell>
          <table:table-cell table:style-name="ce15" office:value-type="float" office:value="11205" calcext:value-type="float">
            <text:p><text:s/>11 205</text:p>
          </table:table-cell>
          <table:table-cell table:style-name="ce15" table:formula="of:=[.C67]-[.D67]" office:value-type="float" office:value="-901" calcext:value-type="float">
            <text:p>- <text:s/>901</text:p>
          </table:table-cell>
          <table:table-cell table:style-name="ce25" table:formula="of:=[.E67]/[.B67]*100" office:value-type="float" office:value="-0.334248404807835" calcext:value-type="float">
            <text:p>-0.33</text:p>
          </table:table-cell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Hakkari</text:p>
          </table:table-cell>
          <table:table-cell table:style-name="ce14" office:value-type="float" office:value="267813" calcext:value-type="float">
            <text:p><text:s/>267 813</text:p>
          </table:table-cell>
          <table:table-cell table:style-name="ce14" office:value-type="float" office:value="5945" calcext:value-type="float">
            <text:p><text:s/>5 945</text:p>
          </table:table-cell>
          <table:table-cell table:style-name="ce15" office:value-type="float" office:value="16067" calcext:value-type="float">
            <text:p><text:s/>16 067</text:p>
          </table:table-cell>
          <table:table-cell table:style-name="ce15" table:formula="of:=[.C68]-[.D68]" office:value-type="float" office:value="-10122" calcext:value-type="float">
            <text:p>- 10 122</text:p>
          </table:table-cell>
          <table:table-cell table:style-name="ce25" table:formula="of:=[.E68]/[.B68]*100" office:value-type="float" office:value="-3.77950286207167" calcext:value-type="float">
            <text:p>-3.78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Burdur</text:p>
          </table:table-cell>
          <table:table-cell table:style-name="ce15" office:value-type="float" office:value="261401" calcext:value-type="float">
            <text:p><text:s/>261 401</text:p>
          </table:table-cell>
          <table:table-cell table:style-name="ce15" office:value-type="float" office:value="12337" calcext:value-type="float">
            <text:p><text:s/>12 337</text:p>
          </table:table-cell>
          <table:table-cell table:style-name="ce15" office:value-type="float" office:value="11059" calcext:value-type="float">
            <text:p><text:s/>11 059</text:p>
          </table:table-cell>
          <table:table-cell table:style-name="ce15" table:formula="of:=[.C69]-[.D69]" office:value-type="float" office:value="1278" calcext:value-type="float">
            <text:p><text:s/>1 278</text:p>
          </table:table-cell>
          <table:table-cell table:style-name="ce25" table:formula="of:=[.E69]/[.B69]*100" office:value-type="float" office:value="0.488904021025168" calcext:value-type="float">
            <text:p>0.49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Karaman</text:p>
          </table:table-cell>
          <table:table-cell table:style-name="ce16" office:value-type="float" office:value="245610" calcext:value-type="float">
            <text:p><text:s/>245 610</text:p>
          </table:table-cell>
          <table:table-cell table:style-name="ce16" office:value-type="float" office:value="9519" calcext:value-type="float">
            <text:p><text:s/>9 519</text:p>
          </table:table-cell>
          <table:table-cell table:style-name="ce16" office:value-type="float" office:value="9813" calcext:value-type="float">
            <text:p><text:s/>9 813</text:p>
          </table:table-cell>
          <table:table-cell table:style-name="ce15" table:formula="of:=[.C70]-[.D70]" office:value-type="float" office:value="-294" calcext:value-type="float">
            <text:p>- <text:s/>294</text:p>
          </table:table-cell>
          <table:table-cell table:style-name="ce25" table:formula="of:=[.E70]/[.B70]*100" office:value-type="float" office:value="-0.119701966532307" calcext:value-type="float">
            <text:p>-0.12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Karabük</text:p>
          </table:table-cell>
          <table:table-cell table:style-name="ce16" office:value-type="float" office:value="242347" calcext:value-type="float">
            <text:p><text:s/>242 347</text:p>
          </table:table-cell>
          <table:table-cell table:style-name="ce16" office:value-type="float" office:value="16719" calcext:value-type="float">
            <text:p><text:s/>16 719</text:p>
          </table:table-cell>
          <table:table-cell table:style-name="ce16" office:value-type="float" office:value="13416" calcext:value-type="float">
            <text:p><text:s/>13 416</text:p>
          </table:table-cell>
          <table:table-cell table:style-name="ce15" table:formula="of:=[.C71]-[.D71]" office:value-type="float" office:value="3303" calcext:value-type="float">
            <text:p><text:s/>3 303</text:p>
          </table:table-cell>
          <table:table-cell table:style-name="ce25" table:formula="of:=[.E71]/[.B71]*100" office:value-type="float" office:value="1.36292176094608" calcext:value-type="float">
            <text:p>1.36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Yalova</text:p>
          </table:table-cell>
          <table:table-cell table:style-name="ce16" office:value-type="float" office:value="241665" calcext:value-type="float">
            <text:p><text:s/>241 665</text:p>
          </table:table-cell>
          <table:table-cell table:style-name="ce16" office:value-type="float" office:value="12825" calcext:value-type="float">
            <text:p><text:s/>12 825</text:p>
          </table:table-cell>
          <table:table-cell table:style-name="ce16" office:value-type="float" office:value="10493" calcext:value-type="float">
            <text:p><text:s/>10 493</text:p>
          </table:table-cell>
          <table:table-cell table:style-name="ce15" table:formula="of:=[.C72]-[.D72]" office:value-type="float" office:value="2332" calcext:value-type="float">
            <text:p><text:s/>2 332</text:p>
          </table:table-cell>
          <table:table-cell table:style-name="ce25" table:formula="of:=[.E72]/[.B72]*100" office:value-type="float" office:value="0.964972172221878" calcext:value-type="float">
            <text:p>0.96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Kırşehir</text:p>
          </table:table-cell>
          <table:table-cell table:style-name="ce14" office:value-type="float" office:value="229975" calcext:value-type="float">
            <text:p><text:s/>229 975</text:p>
          </table:table-cell>
          <table:table-cell table:style-name="ce14" office:value-type="float" office:value="12188" calcext:value-type="float">
            <text:p><text:s/>12 188</text:p>
          </table:table-cell>
          <table:table-cell table:style-name="ce15" office:value-type="float" office:value="11362" calcext:value-type="float">
            <text:p><text:s/>11 362</text:p>
          </table:table-cell>
          <table:table-cell table:style-name="ce15" table:formula="of:=[.C73]-[.D73]" office:value-type="float" office:value="826" calcext:value-type="float">
            <text:p><text:s text:c="2"/>826</text:p>
          </table:table-cell>
          <table:table-cell table:style-name="ce25" table:formula="of:=[.E73]/[.B73]*100" office:value-type="float" office:value="0.359169474942929" calcext:value-type="float">
            <text:p>0.36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Erzincan</text:p>
          </table:table-cell>
          <table:table-cell table:style-name="ce15" office:value-type="float" office:value="226032" calcext:value-type="float">
            <text:p><text:s/>226 032</text:p>
          </table:table-cell>
          <table:table-cell table:style-name="ce15" office:value-type="float" office:value="12666" calcext:value-type="float">
            <text:p><text:s/>12 666</text:p>
          </table:table-cell>
          <table:table-cell table:style-name="ce15" office:value-type="float" office:value="12748" calcext:value-type="float">
            <text:p><text:s/>12 748</text:p>
          </table:table-cell>
          <table:table-cell table:style-name="ce15" table:formula="of:=[.C74]-[.D74]" office:value-type="float" office:value="-82" calcext:value-type="float">
            <text:p>- <text:s/>82</text:p>
          </table:table-cell>
          <table:table-cell table:style-name="ce25" table:formula="of:=[.E74]/[.B74]*100" office:value-type="float" office:value="-0.0362780491257875" calcext:value-type="float">
            <text:p>-0.04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Bilecik</text:p>
          </table:table-cell>
          <table:table-cell table:style-name="ce15" office:value-type="float" office:value="218297" calcext:value-type="float">
            <text:p><text:s/>218 297</text:p>
          </table:table-cell>
          <table:table-cell table:style-name="ce15" office:value-type="float" office:value="11031" calcext:value-type="float">
            <text:p><text:s/>11 031</text:p>
          </table:table-cell>
          <table:table-cell table:style-name="ce15" office:value-type="float" office:value="9911" calcext:value-type="float">
            <text:p><text:s/>9 911</text:p>
          </table:table-cell>
          <table:table-cell table:style-name="ce15" table:formula="of:=[.C75]-[.D75]" office:value-type="float" office:value="1120" calcext:value-type="float">
            <text:p><text:s/>1 120</text:p>
          </table:table-cell>
          <table:table-cell table:style-name="ce25" table:formula="of:=[.E75]/[.B75]*100" office:value-type="float" office:value="0.513062479099575" calcext:value-type="float">
            <text:p>0.51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1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Sinop</text:p>
          </table:table-cell>
          <table:table-cell table:style-name="ce14" office:value-type="float" office:value="205478" calcext:value-type="float">
            <text:p><text:s/>205 478</text:p>
          </table:table-cell>
          <table:table-cell table:style-name="ce14" office:value-type="float" office:value="10190" calcext:value-type="float">
            <text:p><text:s/>10 190</text:p>
          </table:table-cell>
          <table:table-cell table:style-name="ce15" office:value-type="float" office:value="9784" calcext:value-type="float">
            <text:p><text:s/>9 784</text:p>
          </table:table-cell>
          <table:table-cell table:style-name="ce15" table:formula="of:=[.C76]-[.D76]" office:value-type="float" office:value="406" calcext:value-type="float">
            <text:p><text:s text:c="2"/>406</text:p>
          </table:table-cell>
          <table:table-cell table:style-name="ce25" table:formula="of:=[.E76]/[.B76]*100" office:value-type="float" office:value="0.197588062955645" calcext:value-type="float">
            <text:p>0.20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1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Iğdır</text:p>
          </table:table-cell>
          <table:table-cell table:style-name="ce16" office:value-type="float" office:value="192785" calcext:value-type="float">
            <text:p><text:s/>192 785</text:p>
          </table:table-cell>
          <table:table-cell table:style-name="ce16" office:value-type="float" office:value="6721" calcext:value-type="float">
            <text:p><text:s/>6 721</text:p>
          </table:table-cell>
          <table:table-cell table:style-name="ce16" office:value-type="float" office:value="9368" calcext:value-type="float">
            <text:p><text:s/>9 368</text:p>
          </table:table-cell>
          <table:table-cell table:style-name="ce15" table:formula="of:=[.C77]-[.D77]" office:value-type="float" office:value="-2647" calcext:value-type="float">
            <text:p>- 2 647</text:p>
          </table:table-cell>
          <table:table-cell table:style-name="ce25" table:formula="of:=[.E77]/[.B77]*100" office:value-type="float" office:value="-1.37303213424281" calcext:value-type="float">
            <text:p>-1.37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1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Bartın</text:p>
          </table:table-cell>
          <table:table-cell table:style-name="ce16" office:value-type="float" office:value="192389" calcext:value-type="float">
            <text:p><text:s/>192 389</text:p>
          </table:table-cell>
          <table:table-cell table:style-name="ce16" office:value-type="float" office:value="8940" calcext:value-type="float">
            <text:p><text:s/>8 940</text:p>
          </table:table-cell>
          <table:table-cell table:style-name="ce16" office:value-type="float" office:value="8108" calcext:value-type="float">
            <text:p><text:s/>8 108</text:p>
          </table:table-cell>
          <table:table-cell table:style-name="ce15" table:formula="of:=[.C78]-[.D78]" office:value-type="float" office:value="832" calcext:value-type="float">
            <text:p><text:s text:c="2"/>832</text:p>
          </table:table-cell>
          <table:table-cell table:style-name="ce25" table:formula="of:=[.E78]/[.B78]*100" office:value-type="float" office:value="0.432457157113972" calcext:value-type="float">
            <text:p>0.43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1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Çankırı</text:p>
          </table:table-cell>
          <table:table-cell table:style-name="ce15" office:value-type="float" office:value="183880" calcext:value-type="float">
            <text:p><text:s/>183 880</text:p>
          </table:table-cell>
          <table:table-cell table:style-name="ce15" office:value-type="float" office:value="13371" calcext:value-type="float">
            <text:p><text:s/>13 371</text:p>
          </table:table-cell>
          <table:table-cell table:style-name="ce15" office:value-type="float" office:value="13088" calcext:value-type="float">
            <text:p><text:s/>13 088</text:p>
          </table:table-cell>
          <table:table-cell table:style-name="ce15" table:formula="of:=[.C79]-[.D79]" office:value-type="float" office:value="283" calcext:value-type="float">
            <text:p><text:s text:c="2"/>283</text:p>
          </table:table-cell>
          <table:table-cell table:style-name="ce25" table:formula="of:=[.E79]/[.B79]*100" office:value-type="float" office:value="0.153904720469872" calcext:value-type="float">
            <text:p>0.15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Gümüşhane</text:p>
          </table:table-cell>
          <table:table-cell table:style-name="ce14" office:value-type="float" office:value="172034" calcext:value-type="float">
            <text:p><text:s/>172 034</text:p>
          </table:table-cell>
          <table:table-cell table:style-name="ce14" office:value-type="float" office:value="26681" calcext:value-type="float">
            <text:p><text:s/>26 681</text:p>
          </table:table-cell>
          <table:table-cell table:style-name="ce15" office:value-type="float" office:value="18343" calcext:value-type="float">
            <text:p><text:s/>18 343</text:p>
          </table:table-cell>
          <table:table-cell table:style-name="ce15" table:formula="of:=[.C80]-[.D80]" office:value-type="float" office:value="8338" calcext:value-type="float">
            <text:p><text:s/>8 338</text:p>
          </table:table-cell>
          <table:table-cell table:style-name="ce25" table:formula="of:=[.E80]/[.B80]*100" office:value-type="float" office:value="4.84671634676866" calcext:value-type="float">
            <text:p>4.85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>
          <table:table-cell table:style-name="ce6" office:value-type="string" calcext:value-type="string">
            <text:p>Artvin</text:p>
          </table:table-cell>
          <table:table-cell table:style-name="ce15" office:value-type="float" office:value="168068" calcext:value-type="float">
            <text:p><text:s/>168 068</text:p>
          </table:table-cell>
          <table:table-cell table:style-name="ce15" office:value-type="float" office:value="8240" calcext:value-type="float">
            <text:p><text:s/>8 240</text:p>
          </table:table-cell>
          <table:table-cell table:style-name="ce15" office:value-type="float" office:value="9283" calcext:value-type="float">
            <text:p><text:s/>9 283</text:p>
          </table:table-cell>
          <table:table-cell table:style-name="ce15" table:formula="of:=[.C81]-[.D81]" office:value-type="float" office:value="-1043" calcext:value-type="float">
            <text:p>- 1 043</text:p>
          </table:table-cell>
          <table:table-cell table:style-name="ce25" table:formula="of:=[.E81]/[.B81]*100" office:value-type="float" office:value="-0.620582145322132" calcext:value-type="float">
            <text:p>-0.62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Kilis</text:p>
          </table:table-cell>
          <table:table-cell table:style-name="ce16" office:value-type="float" office:value="130825" calcext:value-type="float">
            <text:p><text:s/>130 825</text:p>
          </table:table-cell>
          <table:table-cell table:style-name="ce16" office:value-type="float" office:value="5740" calcext:value-type="float">
            <text:p><text:s/>5 740</text:p>
          </table:table-cell>
          <table:table-cell table:style-name="ce16" office:value-type="float" office:value="8043" calcext:value-type="float">
            <text:p><text:s/>8 043</text:p>
          </table:table-cell>
          <table:table-cell table:style-name="ce15" table:formula="of:=[.C82]-[.D82]" office:value-type="float" office:value="-2303" calcext:value-type="float">
            <text:p>- 2 303</text:p>
          </table:table-cell>
          <table:table-cell table:style-name="ce25" table:formula="of:=[.E82]/[.B82]*100" office:value-type="float" office:value="-1.76036690235047" calcext:value-type="float">
            <text:p>-1.76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Ardahan</text:p>
          </table:table-cell>
          <table:table-cell table:style-name="ce16" office:value-type="float" office:value="98335" calcext:value-type="float">
            <text:p><text:s/>98 335</text:p>
          </table:table-cell>
          <table:table-cell table:style-name="ce16" office:value-type="float" office:value="5164" calcext:value-type="float">
            <text:p><text:s/>5 164</text:p>
          </table:table-cell>
          <table:table-cell table:style-name="ce16" office:value-type="float" office:value="6880" calcext:value-type="float">
            <text:p><text:s/>6 880</text:p>
          </table:table-cell>
          <table:table-cell table:style-name="ce15" table:formula="of:=[.C83]-[.D83]" office:value-type="float" office:value="-1716" calcext:value-type="float">
            <text:p>- 1 716</text:p>
          </table:table-cell>
          <table:table-cell table:style-name="ce25" table:formula="of:=[.E83]/[.B83]*100" office:value-type="float" office:value="-1.74505516855647" calcext:value-type="float">
            <text:p>-1.75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Bayburt</text:p>
          </table:table-cell>
          <table:table-cell table:style-name="ce16" office:value-type="float" office:value="90154" calcext:value-type="float">
            <text:p><text:s/>90 154</text:p>
          </table:table-cell>
          <table:table-cell table:style-name="ce16" office:value-type="float" office:value="16981" calcext:value-type="float">
            <text:p><text:s/>16 981</text:p>
          </table:table-cell>
          <table:table-cell table:style-name="ce16" office:value-type="float" office:value="6653" calcext:value-type="float">
            <text:p><text:s/>6 653</text:p>
          </table:table-cell>
          <table:table-cell table:style-name="ce15" table:formula="of:=[.C84]-[.D84]" office:value-type="float" office:value="10328" calcext:value-type="float">
            <text:p><text:s/>10 328</text:p>
          </table:table-cell>
          <table:table-cell table:style-name="ce25" table:formula="of:=[.E84]/[.B84]*100" office:value-type="float" office:value="11.4559531468376" calcext:value-type="float">
            <text:p>11.46</text:p>
          </table:table-cell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>
          <table:table-cell table:style-name="ce5" office:value-type="string" calcext:value-type="string">
            <text:p>Tunceli</text:p>
          </table:table-cell>
          <table:table-cell table:style-name="ce14" office:value-type="float" office:value="82193" calcext:value-type="float">
            <text:p><text:s/>82 193</text:p>
          </table:table-cell>
          <table:table-cell table:style-name="ce14" office:value-type="float" office:value="4822" calcext:value-type="float">
            <text:p><text:s/>4 822</text:p>
          </table:table-cell>
          <table:table-cell table:style-name="ce15" office:value-type="float" office:value="7031" calcext:value-type="float">
            <text:p><text:s/>7 031</text:p>
          </table:table-cell>
          <table:table-cell table:style-name="ce15" table:formula="of:=[.C85]-[.D85]" office:value-type="float" office:value="-2209" calcext:value-type="float">
            <text:p>- 2 209</text:p>
          </table:table-cell>
          <table:table-cell table:style-name="ce25" table:formula="of:=[.E85]/[.B85]*100" office:value-type="float" office:value="-2.68757680094412" calcext:value-type="float">
            <text:p>-2.69</text:p>
          </table:table-cell>
          <table:table-cell table:style-name="ce26"/>
          <table:table-cell table:style-name="ce3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3">
          <table:table-cell table:style-name="ce7" table:number-columns-repeated="6"/>
          <table:table-cell table:style-name="ce26"/>
          <table:table-cell table:style-name="ce10"/>
          <table:table-cell table:style-name="ce4"/>
          <table:table-cell table:style-name="ce13" table:number-columns-repeated="3"/>
          <table:table-cell table:style-name="ce74"/>
          <table:table-cell table:style-name="ce77"/>
          <table:table-cell table:style-name="ce26" table:number-columns-repeated="1009"/>
        </table:table-row>
        <table:table-row table:style-name="ro1">
          <table:table-cell table:style-name="ce8" office:value-type="string" calcext:value-type="string" table:number-columns-spanned="3" table:number-rows-spanned="1">
            <text:p>Number of Cities</text:p>
          </table:table-cell>
          <table:covered-table-cell table:number-columns-repeated="2" table:style-name="ce17"/>
          <table:table-cell table:style-name="ce20" table:formula="of:=COUNT([.$B$5:.$B$85])" office:value-type="float" office:value="81" calcext:value-type="float">
            <text:p>81</text:p>
          </table:table-cell>
          <table:table-cell table:style-name="ce7" table:number-columns-repeated="2"/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8" office:value-type="string" calcext:value-type="string" table:number-columns-spanned="3" table:number-rows-spanned="1">
            <text:p>Number of Cities with population higher than 2M</text:p>
          </table:table-cell>
          <table:covered-table-cell table:number-columns-repeated="2" table:style-name="ce17"/>
          <table:table-cell table:style-name="ce20" table:formula="of:=COUNTIF([.$B$5:.$B$85];&quot;&gt;=2000000&quot;)" office:value-type="float" office:value="7" calcext:value-type="float">
            <text:p>7</text:p>
          </table:table-cell>
          <table:table-cell table:style-name="ce7" table:number-columns-repeated="2"/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8" office:value-type="string" calcext:value-type="string" table:number-columns-spanned="3" table:number-rows-spanned="1">
            <text:p>Number of Cities with population lower than 200k</text:p>
          </table:table-cell>
          <table:covered-table-cell table:style-name="Default"/>
          <table:covered-table-cell table:style-name="ce7"/>
          <table:table-cell table:style-name="ce20" table:formula="of:=COUNTIF([.$B$5:.$B$85];&quot;&lt;=200000&quot;)" office:value-type="float" office:value="9" calcext:value-type="float">
            <text:p>9</text:p>
          </table:table-cell>
          <table:table-cell table:style-name="ce7" table:number-columns-repeated="2"/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8" office:value-type="string" calcext:value-type="string" table:number-columns-spanned="3" table:number-rows-spanned="1">
            <text:p>Average population of cities</text:p>
          </table:table-cell>
          <table:covered-table-cell table:style-name="Default"/>
          <table:covered-table-cell table:style-name="ce7"/>
          <table:table-cell table:style-name="ce21" table:formula="of:=AVERAGE([.$B$5:.$B$85])" office:value-type="float" office:value="985368.777777778" calcext:value-type="float">
            <text:p><text:s/>985 369</text:p>
          </table:table-cell>
          <table:table-cell table:style-name="ce7" table:number-columns-repeated="2"/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>
          <table:table-cell table:style-name="ce9" office:value-type="string" calcext:value-type="string" table:number-columns-spanned="3" table:number-rows-spanned="1">
            <text:p>Average population of cities with population over 2M</text:p>
          </table:table-cell>
          <table:covered-table-cell table:number-columns-repeated="2" table:style-name="ce7"/>
          <table:table-cell table:style-name="ce21" table:formula="of:=SUMIF([.$B$5:.$B$85];&quot;&gt;=2000000&quot;)/[.D88]" office:value-type="float" office:value="4852443.28571429" calcext:value-type="float">
            <text:p>4 852 443</text:p>
          </table:table-cell>
          <table:table-cell table:style-name="ce7" table:number-columns-repeated="2"/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 table:number-rows-repeated="24">
          <table:table-cell table:style-name="ce7" table:number-columns-repeated="6"/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 table:number-rows-repeated="2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 table:number-rows-repeated="2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 table:number-rows-repeated="5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7" table:number-columns-repeated="6"/>
          <table:table-cell table:style-name="ce26"/>
          <table:table-cell table:style-name="ce3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 table:number-rows-repeated="11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 table:number-rows-repeated="12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 table:number-rows-repeated="2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6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 table:number-rows-repeated="5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 table:number-rows-repeated="4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1"/>
          <table:table-cell table:style-name="ce26" table:number-columns-repeated="1009"/>
        </table:table-row>
        <table:table-row table:style-name="ro1" table:number-rows-repeated="6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>
          <table:table-cell table:style-name="ce7" table:number-columns-repeated="6"/>
          <table:table-cell table:style-name="ce26"/>
          <table:table-cell table:style-name="ce3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3">
          <table:table-cell table:style-name="ce7" table:number-columns-repeated="6"/>
          <table:table-cell table:style-name="ce26"/>
          <table:table-cell table:style-name="ce10"/>
          <table:table-cell table:style-name="ce4"/>
          <table:table-cell table:style-name="ce13" table:number-columns-repeated="3"/>
          <table:table-cell table:style-name="ce74"/>
          <table:table-cell table:style-name="ce77"/>
          <table:table-cell table:style-name="ce26" table:number-columns-repeated="1009"/>
        </table:table-row>
        <table:table-row table:style-name="ro1" table:number-rows-repeated="28">
          <table:table-cell table:style-name="ce7" table:number-columns-repeated="6"/>
          <table:table-cell table:style-name="ce26"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style-name="ce26" table:number-columns-repeated="1009"/>
        </table:table-row>
        <table:table-row table:style-name="ro1" table:number-rows-repeated="2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 table:number-rows-repeated="2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 table:number-rows-repeated="5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>
          <table:table-cell table:style-name="ce7" table:number-columns-repeated="6"/>
          <table:table-cell table:style-name="ce26"/>
          <table:table-cell table:style-name="ce3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 table:number-rows-repeated="11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style-name="ce26" table:number-columns-repeated="1009"/>
        </table:table-row>
        <table:table-row table:style-name="ro1" table:number-rows-repeated="12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style-name="ce26" table:number-columns-repeated="1009"/>
        </table:table-row>
        <table:table-row table:style-name="ro1" table:number-rows-repeated="2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6" table:number-columns-repeated="2"/>
          <table:table-cell table:style-name="ce15" table:number-columns-repeated="2"/>
          <table:table-cell table:style-name="ce80"/>
          <table:table-cell table:style-name="ce26" table:number-columns-repeated="1009"/>
        </table:table-row>
        <table:table-row table:style-name="ro1" table:number-rows-repeated="5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 table:number-rows-repeated="4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1"/>
          <table:table-cell table:style-name="ce26" table:number-columns-repeated="1009"/>
        </table:table-row>
        <table:table-row table:style-name="ro1" table:number-rows-repeated="6">
          <table:table-cell table:style-name="ce7" table:number-columns-repeated="6"/>
          <table:table-cell table:style-name="ce26"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1">
          <table:table-cell table:style-name="ce7" table:number-columns-repeated="6"/>
          <table:table-cell table:style-name="ce26"/>
          <table:table-cell table:style-name="ce3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style-name="ce26" table:number-columns-repeated="1009"/>
        </table:table-row>
        <table:table-row table:style-name="ro3">
          <table:table-cell table:style-name="ce7" table:number-columns-repeated="6"/>
          <table:table-cell table:style-name="ce27"/>
          <table:table-cell table:style-name="ce10"/>
          <table:table-cell table:style-name="ce4"/>
          <table:table-cell table:style-name="ce13" table:number-columns-repeated="3"/>
          <table:table-cell table:style-name="ce74"/>
          <table:table-cell table:style-name="ce77"/>
          <table:table-cell table:style-name="ce27" table:number-columns-repeated="1009"/>
        </table:table-row>
        <table:table-row table:style-name="ro1" table:number-rows-repeated="28">
          <table:table-cell table:style-name="ce7" table:number-columns-repeated="6"/>
          <table:table-cell/>
          <table:table-cell table:style-name="ce10"/>
          <table:table-cell table:style-name="ce6"/>
          <table:table-cell table:style-name="ce15" table:number-columns-repeated="4"/>
          <table:table-cell table:style-name="ce78"/>
          <table:table-cell table:number-columns-repeated="1009"/>
        </table:table-row>
        <table:table-row table:style-name="ro1" table:number-rows-repeated="2">
          <table:table-cell table:style-name="ce7" table:number-columns-repeated="6"/>
          <table:table-cell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number-columns-repeated="1009"/>
        </table:table-row>
        <table:table-row table:style-name="ro1" table:number-rows-repeated="2">
          <table:table-cell table:style-name="ce7" table:number-columns-repeated="6"/>
          <table:table-cell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80"/>
          <table:table-cell table:number-columns-repeated="1009"/>
        </table:table-row>
        <table:table-row table:style-name="ro1">
          <table:table-cell table:style-name="ce7" table:number-columns-repeated="6"/>
          <table:table-cell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number-columns-repeated="1009"/>
        </table:table-row>
        <table:table-row table:style-name="ro1">
          <table:table-cell table:style-name="ce7" table:number-columns-repeated="6"/>
          <table:table-cell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80"/>
          <table:table-cell table:number-columns-repeated="1009"/>
        </table:table-row>
        <table:table-row table:style-name="ro1" table:number-rows-repeated="4">
          <table:table-cell table:style-name="ce7" table:number-columns-repeated="6"/>
          <table:table-cell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number-columns-repeated="1009"/>
        </table:table-row>
        <table:table-row table:style-name="ro1" table:number-rows-repeated="2">
          <table:table-cell table:style-name="ce7" table:number-columns-repeated="6"/>
          <table:table-cell/>
          <table:table-cell table:style-name="ce3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80"/>
          <table:table-cell table:number-columns-repeated="1009"/>
        </table:table-row>
        <table:table-row table:style-name="ro1" table:number-rows-repeated="11">
          <table:table-cell table:style-name="ce7" table:number-columns-repeated="6"/>
          <table:table-cell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9"/>
          <table:table-cell table:number-columns-repeated="1009"/>
        </table:table-row>
        <table:table-row table:style-name="ro1" table:number-rows-repeated="12">
          <table:table-cell table:style-name="ce7" table:number-columns-repeated="6"/>
          <table:table-cell/>
          <table:table-cell table:style-name="ce10"/>
          <table:table-cell table:style-name="ce5"/>
          <table:table-cell table:style-name="ce14" table:number-columns-repeated="2"/>
          <table:table-cell table:style-name="ce15" table:number-columns-repeated="2"/>
          <table:table-cell table:style-name="ce78"/>
          <table:table-cell table:number-columns-repeated="1009"/>
        </table:table-row>
        <table:table-row table:style-name="ro1" table:number-rows-repeated="2">
          <table:table-cell table:style-name="ce7" table:number-columns-repeated="6"/>
          <table:table-cell/>
          <table:table-cell table:style-name="ce10"/>
          <table:table-cell table:style-name="ce5"/>
          <table:table-cell table:style-name="ce16" table:number-columns-repeated="2"/>
          <table:table-cell table:style-name="ce15" table:number-columns-repeated="2"/>
          <table:table-cell table:style-name="ce80"/>
          <table:table-cell table:number-columns-repeated="1009"/>
        </table:table-row>
        <table:table-row table:style-name="ro1" table:number-rows-repeated="5">
          <table:table-cell table:style-name="ce7" table:number-columns-repeated="6"/>
          <table:table-cell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number-columns-repeated="1009"/>
        </table:table-row>
        <table:table-row table:style-name="ro1" table:number-rows-repeated="4">
          <table:table-cell table:style-name="ce7" table:number-columns-repeated="6"/>
          <table:table-cell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1"/>
          <table:table-cell table:number-columns-repeated="1009"/>
        </table:table-row>
        <table:table-row table:style-name="ro1" table:number-rows-repeated="5">
          <table:table-cell table:style-name="ce7" table:number-columns-repeated="6"/>
          <table:table-cell/>
          <table:table-cell table:style-name="ce1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number-columns-repeated="1009"/>
        </table:table-row>
        <table:table-row table:style-name="ro1" table:number-rows-repeated="2">
          <table:table-cell table:style-name="ce7" table:number-columns-repeated="6"/>
          <table:table-cell/>
          <table:table-cell table:style-name="ce30"/>
          <table:table-cell table:style-name="ce5"/>
          <table:table-cell table:style-name="ce16" table:number-columns-repeated="3"/>
          <table:table-cell table:style-name="ce15"/>
          <table:table-cell table:style-name="ce80"/>
          <table:table-cell table:number-columns-repeated="1009"/>
        </table:table-row>
        <table:table-row table:style-name="ro4">
          <table:table-cell table:style-name="ce7" table:number-columns-repeated="6"/>
          <table:table-cell table:style-name="ce27"/>
          <table:table-cell table:style-name="ce31"/>
          <table:table-cell table:style-name="ce4"/>
          <table:table-cell table:style-name="ce54" table:number-columns-repeated="3"/>
          <table:table-cell table:style-name="ce74"/>
          <table:table-cell table:style-name="ce77"/>
          <table:table-cell table:style-name="ce27" table:number-columns-repeated="1009"/>
        </table:table-row>
        <table:table-row table:style-name="ro1" table:number-rows-repeated="38">
          <table:table-cell table:style-name="ce7" table:number-columns-repeated="6"/>
          <table:table-cell/>
          <table:table-cell table:style-name="ce31" table:number-columns-repeated="2"/>
          <table:table-cell table:style-name="ce55" table:number-columns-repeated="3"/>
          <table:table-cell table:style-name="ce15"/>
          <table:table-cell table:style-name="ce82"/>
          <table:table-cell table:number-columns-repeated="1009"/>
        </table:table-row>
        <table:table-row table:style-name="ro1" table:number-rows-repeated="2">
          <table:table-cell table:style-name="ce7" table:number-columns-repeated="6"/>
          <table:table-cell/>
          <table:table-cell table:style-name="ce32" table:number-columns-repeated="2"/>
          <table:table-cell table:style-name="ce56" table:number-columns-repeated="3"/>
          <table:table-cell table:style-name="ce15"/>
          <table:table-cell table:style-name="ce82"/>
          <table:table-cell table:number-columns-repeated="1009"/>
        </table:table-row>
        <table:table-row table:style-name="ro1" table:number-rows-repeated="40">
          <table:table-cell table:style-name="ce7" table:number-columns-repeated="6"/>
          <table:table-cell/>
          <table:table-cell table:style-name="ce31" table:number-columns-repeated="2"/>
          <table:table-cell table:style-name="ce55" table:number-columns-repeated="3"/>
          <table:table-cell table:style-name="ce15"/>
          <table:table-cell table:style-name="ce82"/>
          <table:table-cell table:number-columns-repeated="1009"/>
        </table:table-row>
        <table:table-row table:style-name="ro1">
          <table:table-cell table:style-name="ce7" table:number-columns-repeated="6"/>
          <table:table-cell/>
          <table:table-cell table:style-name="ce32" table:number-columns-repeated="2"/>
          <table:table-cell table:style-name="ce56" table:number-columns-repeated="3"/>
          <table:table-cell table:style-name="ce15"/>
          <table:table-cell table:style-name="ce82"/>
          <table:table-cell table:number-columns-repeated="1009"/>
        </table:table-row>
        <table:table-row table:style-name="ro3">
          <table:table-cell table:style-name="ce7" table:number-columns-repeated="6"/>
          <table:table-cell table:style-name="ce28"/>
          <table:table-cell table:style-name="ce31"/>
          <table:table-cell table:style-name="ce4"/>
          <table:table-cell table:style-name="ce54" table:number-columns-repeated="3"/>
          <table:table-cell table:style-name="ce74"/>
          <table:table-cell table:style-name="ce77"/>
          <table:table-cell table:style-name="ce28" table:number-columns-repeated="1009"/>
        </table:table-row>
        <table:table-row table:style-name="ro1" table:number-rows-repeated="39">
          <table:table-cell table:style-name="ce7" table:number-columns-repeated="6"/>
          <table:table-cell table:style-name="ce28"/>
          <table:table-cell table:style-name="ce31" table:number-columns-repeated="2"/>
          <table:table-cell table:style-name="ce55" table:number-columns-repeated="3"/>
          <table:table-cell table:style-name="ce15"/>
          <table:table-cell table:style-name="ce82"/>
          <table:table-cell table:style-name="ce28" table:number-columns-repeated="1009"/>
        </table:table-row>
        <table:table-row table:style-name="ro1">
          <table:table-cell table:style-name="ce7" table:number-columns-repeated="6"/>
          <table:table-cell table:style-name="ce28"/>
          <table:table-cell table:style-name="ce32" table:number-columns-repeated="2"/>
          <table:table-cell table:style-name="ce56" table:number-columns-repeated="3"/>
          <table:table-cell table:style-name="ce15"/>
          <table:table-cell table:style-name="ce82"/>
          <table:table-cell table:style-name="ce28" table:number-columns-repeated="1009"/>
        </table:table-row>
        <table:table-row table:style-name="ro1" table:number-rows-repeated="40">
          <table:table-cell table:style-name="ce7" table:number-columns-repeated="6"/>
          <table:table-cell table:style-name="ce28"/>
          <table:table-cell table:style-name="ce31" table:number-columns-repeated="2"/>
          <table:table-cell table:style-name="ce55" table:number-columns-repeated="3"/>
          <table:table-cell table:style-name="ce15"/>
          <table:table-cell table:style-name="ce82"/>
          <table:table-cell table:style-name="ce28" table:number-columns-repeated="1009"/>
        </table:table-row>
        <table:table-row table:style-name="ro1">
          <table:table-cell table:style-name="ce7" table:number-columns-repeated="6"/>
          <table:table-cell table:style-name="ce28"/>
          <table:table-cell table:style-name="ce32" table:number-columns-repeated="2"/>
          <table:table-cell table:style-name="ce56" table:number-columns-repeated="3"/>
          <table:table-cell table:style-name="ce15"/>
          <table:table-cell table:style-name="ce83"/>
          <table:table-cell table:style-name="ce28" table:number-columns-repeated="1009"/>
        </table:table-row>
        <table:table-row table:style-name="ro5">
          <table:table-cell table:style-name="ce7" table:number-columns-repeated="6"/>
          <table:table-cell table:style-name="ce28"/>
          <table:table-cell table:style-name="ce31"/>
          <table:table-cell table:style-name="ce4"/>
          <table:table-cell table:style-name="ce54" table:number-columns-repeated="3"/>
          <table:table-cell table:style-name="ce74"/>
          <table:table-cell table:style-name="ce77"/>
          <table:table-cell table:style-name="ce28" table:number-columns-repeated="1009"/>
        </table:table-row>
        <table:table-row table:style-name="ro1" table:number-rows-repeated="39">
          <table:table-cell table:style-name="ce7" table:number-columns-repeated="6"/>
          <table:table-cell table:style-name="ce28"/>
          <table:table-cell table:style-name="ce31" table:number-columns-repeated="2"/>
          <table:table-cell table:style-name="ce55" table:number-columns-repeated="3"/>
          <table:table-cell table:style-name="ce15"/>
          <table:table-cell table:style-name="ce82"/>
          <table:table-cell table:style-name="ce28" table:number-columns-repeated="1009"/>
        </table:table-row>
        <table:table-row table:style-name="ro1">
          <table:table-cell table:style-name="ce7" table:number-columns-repeated="6"/>
          <table:table-cell table:style-name="ce28"/>
          <table:table-cell table:style-name="ce32" table:number-columns-repeated="2"/>
          <table:table-cell table:style-name="ce56" table:number-columns-repeated="3"/>
          <table:table-cell table:style-name="ce15"/>
          <table:table-cell table:style-name="ce83"/>
          <table:table-cell table:style-name="ce28" table:number-columns-repeated="1009"/>
        </table:table-row>
        <table:table-row table:style-name="ro1" table:number-rows-repeated="40">
          <table:table-cell table:style-name="ce7" table:number-columns-repeated="6"/>
          <table:table-cell table:style-name="ce28"/>
          <table:table-cell table:style-name="ce31" table:number-columns-repeated="2"/>
          <table:table-cell table:style-name="ce55" table:number-columns-repeated="3"/>
          <table:table-cell table:style-name="ce15"/>
          <table:table-cell table:style-name="ce82"/>
          <table:table-cell table:style-name="ce28" table:number-columns-repeated="1009"/>
        </table:table-row>
        <table:table-row table:style-name="ro1">
          <table:table-cell table:style-name="ce7" table:number-columns-repeated="6"/>
          <table:table-cell table:style-name="ce28"/>
          <table:table-cell table:style-name="ce32" table:number-columns-repeated="2"/>
          <table:table-cell table:style-name="ce56" table:number-columns-repeated="3"/>
          <table:table-cell table:style-name="ce15"/>
          <table:table-cell table:style-name="ce82"/>
          <table:table-cell table:style-name="ce28" table:number-columns-repeated="1009"/>
        </table:table-row>
        <table:table-row table:style-name="ro6">
          <table:table-cell table:style-name="ce7" table:number-columns-repeated="6"/>
          <table:table-cell table:style-name="ce29"/>
          <table:table-cell table:style-name="ce33"/>
          <table:table-cell table:style-name="ce4"/>
          <table:table-cell table:style-name="ce57" table:number-columns-repeated="3"/>
          <table:table-cell table:style-name="ce74"/>
          <table:table-cell table:style-name="ce77"/>
          <table:table-cell table:style-name="ce29" table:number-columns-repeated="1009"/>
        </table:table-row>
        <table:table-row table:style-name="ro1" table:number-rows-repeated="36">
          <table:table-cell table:style-name="ce7" table:number-columns-repeated="6"/>
          <table:table-cell table:style-name="ce28"/>
          <table:table-cell table:style-name="ce33" table:number-columns-repeated="2"/>
          <table:table-cell table:style-name="ce58" table:number-columns-repeated="3"/>
          <table:table-cell table:style-name="ce15"/>
          <table:table-cell table:style-name="ce82"/>
          <table:table-cell table:style-name="ce28" table:number-columns-repeated="1009"/>
        </table:table-row>
        <table:table-row table:style-name="ro1" table:number-rows-repeated="4">
          <table:table-cell table:style-name="ce7" table:number-columns-repeated="6"/>
          <table:table-cell table:style-name="ce28"/>
          <table:table-cell table:style-name="ce34" table:number-columns-repeated="2"/>
          <table:table-cell table:style-name="ce59" table:number-columns-repeated="3"/>
          <table:table-cell table:style-name="ce15"/>
          <table:table-cell table:style-name="ce82"/>
          <table:table-cell table:style-name="ce28" table:number-columns-repeated="1009"/>
        </table:table-row>
        <table:table-row table:style-name="ro1" table:number-rows-repeated="38">
          <table:table-cell table:style-name="ce7" table:number-columns-repeated="6"/>
          <table:table-cell table:style-name="ce28"/>
          <table:table-cell table:style-name="ce33" table:number-columns-repeated="2"/>
          <table:table-cell table:style-name="ce58" table:number-columns-repeated="3"/>
          <table:table-cell table:style-name="ce15"/>
          <table:table-cell table:style-name="ce82"/>
          <table:table-cell table:style-name="ce28" table:number-columns-repeated="1009"/>
        </table:table-row>
        <table:table-row table:style-name="ro1" table:number-rows-repeated="3">
          <table:table-cell table:style-name="ce7" table:number-columns-repeated="6"/>
          <table:table-cell table:style-name="ce28"/>
          <table:table-cell table:style-name="ce34" table:number-columns-repeated="2"/>
          <table:table-cell table:style-name="ce59" table:number-columns-repeated="3"/>
          <table:table-cell table:style-name="ce15"/>
          <table:table-cell table:style-name="ce82"/>
          <table:table-cell table:style-name="ce28" table:number-columns-repeated="1009"/>
        </table:table-row>
        <table:table-row table:style-name="ro7">
          <table:table-cell table:style-name="ce7" table:number-columns-repeated="6"/>
          <table:table-cell table:style-name="ce28"/>
          <table:table-cell table:style-name="ce35" table:number-columns-spanned="7" table:number-rows-spanned="1"/>
          <table:covered-table-cell table:number-columns-repeated="6" table:style-name="ce35"/>
          <table:table-cell table:style-name="ce28" table:number-columns-repeated="1009"/>
        </table:table-row>
        <table:table-row table:style-name="ro1">
          <table:table-cell table:style-name="ce7" table:number-columns-repeated="6"/>
          <table:table-cell table:style-name="ce28"/>
          <table:table-cell table:style-name="ce36"/>
          <table:table-cell table:style-name="ce4"/>
          <table:table-cell table:style-name="ce60"/>
          <table:table-cell table:style-name="ce67" table:number-columns-repeated="2"/>
          <table:table-cell table:style-name="ce74"/>
          <table:table-cell table:style-name="ce77"/>
          <table:table-cell table:style-name="ce28" table:number-columns-repeated="1009"/>
        </table:table-row>
        <table:table-row table:style-name="ro1" table:number-rows-repeated="5">
          <table:table-cell table:style-name="ce7" table:number-columns-repeated="6"/>
          <table:table-cell table:style-name="ce28"/>
          <table:table-cell table:style-name="ce37" table:number-columns-repeated="2"/>
          <table:table-cell table:style-name="ce61"/>
          <table:table-cell table:style-name="ce68" table:number-columns-repeated="2"/>
          <table:table-cell table:style-name="ce71"/>
          <table:table-cell table:style-name="ce84"/>
          <table:table-cell table:style-name="ce28" table:number-columns-repeated="1009"/>
        </table:table-row>
        <table:table-row table:style-name="ro1" table:number-rows-repeated="27">
          <table:table-cell table:style-name="ce7" table:number-columns-repeated="6"/>
          <table:table-cell table:style-name="ce28"/>
          <table:table-cell table:style-name="ce30"/>
          <table:table-cell table:style-name="ce37"/>
          <table:table-cell table:style-name="ce61"/>
          <table:table-cell table:style-name="ce68" table:number-columns-repeated="2"/>
          <table:table-cell table:style-name="ce71"/>
          <table:table-cell table:style-name="ce84"/>
          <table:table-cell table:style-name="ce28" table:number-columns-repeated="1009"/>
        </table:table-row>
        <table:table-row table:style-name="ro1">
          <table:table-cell table:style-name="ce7" table:number-columns-repeated="6"/>
          <table:table-cell table:style-name="ce28"/>
          <table:table-cell table:style-name="ce30"/>
          <table:table-cell table:style-name="ce44"/>
          <table:table-cell table:style-name="ce61"/>
          <table:table-cell table:style-name="ce68" table:number-columns-repeated="2"/>
          <table:table-cell table:style-name="ce71"/>
          <table:table-cell table:style-name="ce84"/>
          <table:table-cell table:style-name="ce28" table:number-columns-repeated="1009"/>
        </table:table-row>
        <table:table-row table:style-name="ro1" table:number-rows-repeated="6">
          <table:table-cell table:style-name="ce7" table:number-columns-repeated="6"/>
          <table:table-cell table:style-name="ce28"/>
          <table:table-cell table:style-name="ce30"/>
          <table:table-cell table:style-name="ce37"/>
          <table:table-cell table:style-name="ce61"/>
          <table:table-cell table:style-name="ce68" table:number-columns-repeated="2"/>
          <table:table-cell table:style-name="ce71"/>
          <table:table-cell table:style-name="ce84"/>
          <table:table-cell table:style-name="ce28" table:number-columns-repeated="1009"/>
        </table:table-row>
        <table:table-row table:style-name="ro1">
          <table:table-cell table:style-name="ce7" table:number-columns-repeated="6"/>
          <table:table-cell table:style-name="ce28"/>
          <table:table-cell table:style-name="ce30"/>
          <table:table-cell table:style-name="ce45"/>
          <table:table-cell table:style-name="ce62"/>
          <table:table-cell table:style-name="ce68" table:number-columns-repeated="2"/>
          <table:table-cell table:style-name="ce71"/>
          <table:table-cell table:style-name="ce84"/>
          <table:table-cell table:style-name="ce28" table:number-columns-repeated="1009"/>
        </table:table-row>
        <table:table-row table:style-name="ro1" table:number-rows-repeated="32">
          <table:table-cell table:style-name="ce7" table:number-columns-repeated="6"/>
          <table:table-cell table:style-name="ce28"/>
          <table:table-cell table:style-name="ce30"/>
          <table:table-cell table:style-name="ce37"/>
          <table:table-cell table:style-name="ce61"/>
          <table:table-cell table:style-name="ce68" table:number-columns-repeated="2"/>
          <table:table-cell table:style-name="ce71"/>
          <table:table-cell table:style-name="ce84"/>
          <table:table-cell table:style-name="ce28" table:number-columns-repeated="1009"/>
        </table:table-row>
        <table:table-row table:style-name="ro1">
          <table:table-cell table:style-name="ce7" table:number-columns-repeated="6"/>
          <table:table-cell table:style-name="ce28"/>
          <table:table-cell table:style-name="ce30"/>
          <table:table-cell table:style-name="ce45"/>
          <table:table-cell table:style-name="ce61"/>
          <table:table-cell table:style-name="ce68" table:number-columns-repeated="2"/>
          <table:table-cell table:style-name="ce71"/>
          <table:table-cell table:style-name="ce84"/>
          <table:table-cell table:style-name="ce28" table:number-columns-repeated="1009"/>
        </table:table-row>
        <table:table-row table:style-name="ro1" table:number-rows-repeated="6">
          <table:table-cell table:style-name="ce7" table:number-columns-repeated="6"/>
          <table:table-cell table:style-name="ce28"/>
          <table:table-cell table:style-name="ce30"/>
          <table:table-cell table:style-name="ce37"/>
          <table:table-cell table:style-name="ce61"/>
          <table:table-cell table:style-name="ce68" table:number-columns-repeated="2"/>
          <table:table-cell table:style-name="ce71"/>
          <table:table-cell table:style-name="ce84"/>
          <table:table-cell table:style-name="ce28" table:number-columns-repeated="1009"/>
        </table:table-row>
        <table:table-row table:style-name="ro1">
          <table:table-cell table:style-name="ce7" table:number-columns-repeated="6"/>
          <table:table-cell table:style-name="ce28"/>
          <table:table-cell table:style-name="ce30"/>
          <table:table-cell table:style-name="ce45"/>
          <table:table-cell table:style-name="ce62"/>
          <table:table-cell table:style-name="ce68" table:number-columns-repeated="2"/>
          <table:table-cell table:style-name="ce71"/>
          <table:table-cell table:style-name="ce84"/>
          <table:table-cell table:style-name="ce28" table:number-columns-repeated="1009"/>
        </table:table-row>
        <table:table-row table:style-name="ro3">
          <table:table-cell table:style-name="ce7" table:number-columns-repeated="6"/>
          <table:table-cell table:style-name="ce26"/>
          <table:table-cell table:style-name="ce30"/>
          <table:table-cell table:style-name="ce45"/>
          <table:table-cell table:style-name="ce62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1">
          <table:table-cell table:style-name="ce7" table:number-columns-repeated="6"/>
          <table:table-cell table:style-name="ce26"/>
          <table:table-cell table:style-name="ce36"/>
          <table:table-cell table:style-name="ce4"/>
          <table:table-cell table:style-name="ce63"/>
          <table:table-cell table:style-name="ce67" table:number-columns-repeated="2"/>
          <table:table-cell table:style-name="ce75"/>
          <table:table-cell table:style-name="ce85"/>
          <table:table-cell table:style-name="ce26" table:number-columns-repeated="1009"/>
        </table:table-row>
        <table:table-row table:style-name="ro1" table:number-rows-repeated="5">
          <table:table-cell table:style-name="ce7" table:number-columns-repeated="6"/>
          <table:table-cell table:style-name="ce26"/>
          <table:table-cell table:style-name="ce38" table:number-columns-repeated="2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1" table:number-rows-repeated="27">
          <table:table-cell table:style-name="ce7" table:number-columns-repeated="6"/>
          <table:table-cell table:style-name="ce26"/>
          <table:table-cell table:style-name="ce30"/>
          <table:table-cell table:style-name="ce38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1">
          <table:table-cell table:style-name="ce7" table:number-columns-repeated="6"/>
          <table:table-cell table:style-name="ce26"/>
          <table:table-cell table:style-name="ce30"/>
          <table:table-cell table:style-name="ce46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1" table:number-rows-repeated="6">
          <table:table-cell table:style-name="ce7" table:number-columns-repeated="6"/>
          <table:table-cell table:style-name="ce26"/>
          <table:table-cell table:style-name="ce30"/>
          <table:table-cell table:style-name="ce38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1">
          <table:table-cell table:style-name="ce7" table:number-columns-repeated="6"/>
          <table:table-cell table:style-name="ce26"/>
          <table:table-cell table:style-name="ce30"/>
          <table:table-cell table:style-name="ce47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1" table:number-rows-repeated="29">
          <table:table-cell table:style-name="ce7" table:number-columns-repeated="6"/>
          <table:table-cell table:style-name="ce26"/>
          <table:table-cell table:style-name="ce30"/>
          <table:table-cell table:style-name="ce38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1" table:number-rows-repeated="4">
          <table:table-cell table:style-name="ce7" table:number-columns-repeated="6"/>
          <table:table-cell table:style-name="ce26"/>
          <table:table-cell table:style-name="ce30"/>
          <table:table-cell table:style-name="ce47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1">
          <table:table-cell table:style-name="ce7" table:number-columns-repeated="6"/>
          <table:table-cell table:style-name="ce26"/>
          <table:table-cell table:style-name="ce36"/>
          <table:table-cell table:style-name="ce4"/>
          <table:table-cell table:style-name="ce63"/>
          <table:table-cell table:style-name="ce67" table:number-columns-repeated="2"/>
          <table:table-cell table:style-name="ce75"/>
          <table:table-cell table:style-name="ce85"/>
          <table:table-cell table:style-name="ce26" table:number-columns-repeated="1009"/>
        </table:table-row>
        <table:table-row table:style-name="ro1" table:number-rows-repeated="5">
          <table:table-cell table:style-name="ce7" table:number-columns-repeated="6"/>
          <table:table-cell table:style-name="ce26"/>
          <table:table-cell table:style-name="ce39" table:number-columns-repeated="2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1" table:number-rows-repeated="2">
          <table:table-cell table:style-name="ce7" table:number-columns-repeated="6"/>
          <table:table-cell table:style-name="ce26"/>
          <table:table-cell table:style-name="ce30"/>
          <table:table-cell table:style-name="ce39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8" table:number-rows-repeated="25">
          <table:table-cell table:style-name="ce7" table:number-columns-repeated="6"/>
          <table:table-cell table:style-name="ce26"/>
          <table:table-cell table:style-name="ce30"/>
          <table:table-cell table:style-name="ce39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8">
          <table:table-cell table:style-name="ce7" table:number-columns-repeated="6"/>
          <table:table-cell table:style-name="ce26"/>
          <table:table-cell table:style-name="ce30"/>
          <table:table-cell table:style-name="ce48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8" table:number-rows-repeated="6">
          <table:table-cell table:style-name="ce7" table:number-columns-repeated="6"/>
          <table:table-cell table:style-name="ce26"/>
          <table:table-cell table:style-name="ce30"/>
          <table:table-cell table:style-name="ce39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8">
          <table:table-cell table:style-name="ce7" table:number-columns-repeated="6"/>
          <table:table-cell table:style-name="ce26"/>
          <table:table-cell table:style-name="ce30"/>
          <table:table-cell table:style-name="ce49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8" table:number-rows-repeated="24">
          <table:table-cell table:style-name="ce7" table:number-columns-repeated="6"/>
          <table:table-cell table:style-name="ce26"/>
          <table:table-cell table:style-name="ce30"/>
          <table:table-cell table:style-name="ce39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8" table:number-rows-repeated="3">
          <table:table-cell table:style-name="ce7" table:number-columns-repeated="6"/>
          <table:table-cell table:style-name="ce26"/>
          <table:table-cell table:style-name="ce30"/>
          <table:table-cell table:style-name="ce49"/>
          <table:table-cell table:style-name="ce64"/>
          <table:table-cell table:style-name="ce68" table:number-columns-repeated="2"/>
          <table:table-cell table:style-name="ce71"/>
          <table:table-cell table:style-name="ce84"/>
          <table:table-cell table:style-name="ce26" table:number-columns-repeated="1009"/>
        </table:table-row>
        <table:table-row table:style-name="ro8">
          <table:table-cell table:style-name="ce7" table:number-columns-repeated="6"/>
          <table:table-cell table:style-name="ce26"/>
          <table:table-cell table:style-name="ce36"/>
          <table:table-cell table:style-name="ce4"/>
          <table:table-cell table:style-name="ce60"/>
          <table:table-cell table:style-name="ce69" table:number-columns-repeated="2"/>
          <table:table-cell table:style-name="ce75"/>
          <table:table-cell table:style-name="ce85"/>
          <table:table-cell table:style-name="ce26" table:number-columns-repeated="1009"/>
        </table:table-row>
        <table:table-row table:style-name="ro8" table:number-rows-repeated="5">
          <table:table-cell table:style-name="ce7" table:number-columns-repeated="6"/>
          <table:table-cell table:style-name="ce26"/>
          <table:table-cell table:style-name="ce40" table:number-columns-repeated="2"/>
          <table:table-cell table:style-name="ce61"/>
          <table:table-cell table:style-name="ce70" table:number-columns-repeated="3"/>
          <table:table-cell table:style-name="ce84"/>
          <table:table-cell table:style-name="ce26" table:number-columns-repeated="1009"/>
        </table:table-row>
        <table:table-row table:style-name="ro8" table:number-rows-repeated="8">
          <table:table-cell table:style-name="ce7" table:number-columns-repeated="6"/>
          <table:table-cell table:style-name="ce26"/>
          <table:table-cell table:style-name="ce30"/>
          <table:table-cell table:style-name="ce40"/>
          <table:table-cell table:style-name="ce61"/>
          <table:table-cell table:style-name="ce70" table:number-columns-repeated="3"/>
          <table:table-cell table:style-name="ce84"/>
          <table:table-cell table:style-name="ce26" table:number-columns-repeated="1009"/>
        </table:table-row>
        <table:table-row table:style-name="ro9" table:number-rows-repeated="19">
          <table:table-cell table:style-name="ce7" table:number-columns-repeated="6"/>
          <table:table-cell table:style-name="ce26"/>
          <table:table-cell table:style-name="ce30"/>
          <table:table-cell table:style-name="ce40"/>
          <table:table-cell table:style-name="ce61"/>
          <table:table-cell table:style-name="ce70" table:number-columns-repeated="3"/>
          <table:table-cell table:style-name="ce84"/>
          <table:table-cell table:style-name="ce26" table:number-columns-repeated="1009"/>
        </table:table-row>
        <table:table-row table:style-name="ro9">
          <table:table-cell table:style-name="ce7" table:number-columns-repeated="6"/>
          <table:table-cell table:style-name="ce26"/>
          <table:table-cell table:style-name="ce30"/>
          <table:table-cell table:style-name="ce50"/>
          <table:table-cell table:style-name="ce61"/>
          <table:table-cell table:style-name="ce70" table:number-columns-repeated="3"/>
          <table:table-cell table:style-name="ce84"/>
          <table:table-cell table:style-name="ce26" table:number-columns-repeated="1009"/>
        </table:table-row>
        <table:table-row table:style-name="ro9" table:number-rows-repeated="6">
          <table:table-cell table:style-name="ce7" table:number-columns-repeated="6"/>
          <table:table-cell table:style-name="ce26"/>
          <table:table-cell table:style-name="ce30"/>
          <table:table-cell table:style-name="ce40"/>
          <table:table-cell table:style-name="ce61"/>
          <table:table-cell table:style-name="ce70" table:number-columns-repeated="3"/>
          <table:table-cell table:style-name="ce84"/>
          <table:table-cell table:style-name="ce26" table:number-columns-repeated="1009"/>
        </table:table-row>
        <table:table-row table:style-name="ro9">
          <table:table-cell table:style-name="ce7" table:number-columns-repeated="6"/>
          <table:table-cell table:style-name="ce26"/>
          <table:table-cell table:style-name="ce30"/>
          <table:table-cell table:style-name="ce51"/>
          <table:table-cell table:style-name="ce61"/>
          <table:table-cell table:style-name="ce70" table:number-columns-repeated="3"/>
          <table:table-cell table:style-name="ce84"/>
          <table:table-cell table:style-name="ce26" table:number-columns-repeated="1009"/>
        </table:table-row>
        <table:table-row table:style-name="ro9" table:number-rows-repeated="21">
          <table:table-cell table:style-name="ce7" table:number-columns-repeated="6"/>
          <table:table-cell table:style-name="ce26"/>
          <table:table-cell table:style-name="ce30"/>
          <table:table-cell table:style-name="ce40"/>
          <table:table-cell table:style-name="ce61"/>
          <table:table-cell table:style-name="ce70" table:number-columns-repeated="3"/>
          <table:table-cell table:style-name="ce84"/>
          <table:table-cell table:style-name="ce26" table:number-columns-repeated="1009"/>
        </table:table-row>
        <table:table-row table:style-name="ro9" table:number-rows-repeated="5">
          <table:table-cell table:style-name="ce7" table:number-columns-repeated="6"/>
          <table:table-cell table:style-name="ce26"/>
          <table:table-cell table:style-name="ce30"/>
          <table:table-cell table:style-name="ce51"/>
          <table:table-cell table:style-name="ce62"/>
          <table:table-cell table:style-name="ce71" table:number-columns-repeated="3"/>
          <table:table-cell table:style-name="ce84"/>
          <table:table-cell table:style-name="ce26" table:number-columns-repeated="1009"/>
        </table:table-row>
        <table:table-row table:style-name="ro9">
          <table:table-cell table:style-name="ce7" table:number-columns-repeated="6"/>
          <table:table-cell table:style-name="ce26"/>
          <table:table-cell table:style-name="ce41"/>
          <table:table-cell table:style-name="ce52"/>
          <table:table-cell table:style-name="ce65"/>
          <table:table-cell table:style-name="ce72" table:number-columns-repeated="3"/>
          <table:table-cell table:style-name="ce86"/>
          <table:table-cell table:style-name="ce26" table:number-columns-repeated="1009"/>
        </table:table-row>
        <table:table-row table:style-name="ro9">
          <table:table-cell table:style-name="ce7" table:number-columns-repeated="6"/>
          <table:table-cell table:style-name="ce26"/>
          <table:table-cell table:style-name="ce42"/>
          <table:table-cell table:style-name="ce53"/>
          <table:table-cell table:style-name="ce66"/>
          <table:table-cell table:style-name="ce73" table:number-columns-repeated="2"/>
          <table:table-cell table:style-name="ce76" table:number-columns-repeated="2"/>
          <table:table-cell table:style-name="ce26" table:number-columns-repeated="1009"/>
        </table:table-row>
        <table:table-row table:style-name="ro9">
          <table:table-cell table:style-name="ce7" table:number-columns-repeated="6"/>
          <table:table-cell table:style-name="ce26"/>
          <table:table-cell table:style-name="ce43" table:number-columns-spanned="7" table:number-rows-spanned="1"/>
          <table:covered-table-cell table:number-columns-repeated="6" table:style-name="ce43"/>
          <table:table-cell table:style-name="ce26" table:number-columns-repeated="1009"/>
        </table:table-row>
        <table:table-row table:style-name="ro10" table:number-rows-repeated="12">
          <table:table-cell table:number-columns-repeated="1023"/>
        </table:table-row>
        <table:table-row table:style-name="ro11" table:number-rows-repeated="6">
          <table:table-cell table:number-columns-repeated="1023"/>
        </table:table-row>
        <table:table-row table:style-name="ro6" table:number-rows-repeated="3">
          <table:table-cell table:number-columns-repeated="1023"/>
        </table:table-row>
        <table:table-row table:style-name="ro11" table:number-rows-repeated="2">
          <table:table-cell table:number-columns-repeated="1023"/>
        </table:table-row>
        <table:table-row table:style-name="ro6" table:number-rows-repeated="6">
          <table:table-cell table:number-columns-repeated="1023"/>
        </table:table-row>
        <table:table-row table:style-name="ro11" table:number-rows-repeated="3">
          <table:table-cell table:number-columns-repeated="1023"/>
        </table:table-row>
        <table:table-row table:style-name="ro6" table:number-rows-repeated="47">
          <table:table-cell table:number-columns-repeated="1023"/>
        </table:table-row>
        <table:table-row table:style-name="ro12">
          <table:table-cell table:number-columns-repeated="1023"/>
        </table:table-row>
        <table:table-row table:style-name="ro13">
          <table:table-cell table:number-columns-repeated="1023"/>
        </table:table-row>
        <table:table-row table:style-name="ro14">
          <table:table-cell table:number-columns-repeated="1023"/>
        </table:table-row>
        <table:table-row table:style-name="ro10" table:number-rows-repeated="1047538">
          <table:table-cell table:number-columns-repeated="1023"/>
        </table:table-row>
        <table:table-row table:style-name="ro10">
          <table:table-cell table:number-columns-repeated="1023"/>
        </table:table-row>
        <table:named-expressions>
          <table:named-range table:name="Excel_BuiltIn_Print_Area" table:base-cell-address="$'Provincial in-migration, out migration etc...'.$A$1" table:cell-range-address="$'Provincial in-migration, out migration etc...'.$A$1:.$F$1037" table:range-usable-as="print-range"/>
          <table:named-range table:name="Excel_BuiltIn_Print_Titles" table:base-cell-address="$'Provincial in-migration, out migration etc...'.$A$1" table:cell-range-address="$'Provincial in-migration, out migration etc...'.$A$1:.$AMJ$2" table:range-usable-as="repeat-column repeat-row"/>
        </table:named-expressions>
      </table:table>
      <table:named-expressions/>
      <table:database-ranges>
        <table:database-range table:name="__Anonymous_Sheet_DB__0" table:target-range-address="'Provincial in-migration, out migration etc...'.A4:'Provincial in-migration, out migration etc...'.F8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Tur" svg:font-family="'Arial Tu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 </number:text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" loext:min-decimal-places="1" number:min-integer-digits="1" number:grouping="true"/>
    </number:number-style>
    <number:number-style style:name="N130">
      <number:number number:decimal-places="3" loext:min-decimal-places="3" number:min-integer-digits="1" number:grouping="true"/>
    </number:number-style>
    <number:number-style style:name="N131">
      <number:number number:decimal-places="4" loext:min-decimal-places="4" number:min-integer-digits="1" number:grouping="true"/>
    </number:number-style>
    <number:number-style style:name="N132">
      <number:number number:decimal-places="5" loext:min-decimal-places="5" number:min-integer-digits="1" number:grouping="true"/>
    </number:number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7" loext:min-decimal-places="7" number:min-integer-digits="1" number:grouping="true"/>
    </number:number-style>
    <number:number-style style:name="N135">
      <number:number number:decimal-places="8" loext:min-decimal-places="8" number:min-integer-digits="1" number:grouping="true"/>
    </number:number-style>
    <number:number-style style:name="N136">
      <number:number number:decimal-places="9" loext:min-decimal-places="9" number:min-integer-digits="1" number:grouping="true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8" loext:min-decimal-places="8" number:min-integer-digits="1"/>
    </number:number-style>
    <number:number-style style:name="N140">
      <number:number number:decimal-places="9" loext:min-decimal-places="9" number:min-integer-digits="1"/>
    </number:number-style>
    <number:number-style style:name="N141">
      <number:number number:decimal-places="10" loext:min-decimal-places="10" number:min-integer-digits="1"/>
    </number:number-style>
    <number:number-style style:name="N142">
      <number:number number:decimal-places="5" loext:min-decimal-places="5" number:min-integer-digits="1"/>
    </number:number-style>
    <number:number-style style:name="N143">
      <number:number number:decimal-places="4" loext:min-decimal-places="4" number:min-integer-digits="1"/>
    </number:number-style>
    <number:number-style style:name="N144">
      <number:number number:decimal-places="3" loext:min-decimal-places="3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20_20_-_20_Vurgu1_20_2" style:display-name="%20 - Vurgu1 2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2_20_2" style:display-name="%20 - Vurgu1 2 2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2_20_3" style:display-name="%20 - Vurgu1 2 3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3" style:display-name="%20 - Vurgu1 3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3_20_2" style:display-name="%20 - Vurgu1 3 2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3_20_3" style:display-name="%20 - Vurgu1 3 3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4" style:display-name="%20 - Vurgu1 4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4_20_2" style:display-name="%20 - Vurgu1 4 2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1_20_4_20_3" style:display-name="%20 - Vurgu1 4 3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2" style:display-name="%20 - Vurgu2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2_20_2" style:display-name="%20 - Vurgu2 2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2_20_3" style:display-name="%20 - Vurgu2 2 3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3" style:display-name="%20 - Vurgu2 3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3_20_2" style:display-name="%20 - Vurgu2 3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3_20_3" style:display-name="%20 - Vurgu2 3 3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4" style:display-name="%20 - Vurgu2 4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4_20_2" style:display-name="%20 - Vurgu2 4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2_20_4_20_3" style:display-name="%20 - Vurgu2 4 3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2" style:display-name="%20 - Vurgu3 2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2_20_2" style:display-name="%20 - Vurgu3 2 2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2_20_3" style:display-name="%20 - Vurgu3 2 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3" style:display-name="%20 - Vurgu3 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3_20_2" style:display-name="%20 - Vurgu3 3 2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3_20_3" style:display-name="%20 - Vurgu3 3 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4" style:display-name="%20 - Vurgu3 4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4_20_2" style:display-name="%20 - Vurgu3 4 2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3_20_4_20_3" style:display-name="%20 - Vurgu3 4 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2" style:display-name="%20 - Vurgu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2_20_2" style:display-name="%20 - Vurgu4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2_20_3" style:display-name="%20 - Vurgu4 2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3" style:display-name="%20 - Vurgu4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3_20_2" style:display-name="%20 - Vurgu4 3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3_20_3" style:display-name="%20 - Vurgu4 3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4" style:display-name="%20 - Vurgu4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4_20_2" style:display-name="%20 - Vurgu4 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4_20_4_20_3" style:display-name="%20 - Vurgu4 4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2" style:display-name="%20 - Vurgu5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2_20_2" style:display-name="%20 - Vurgu5 2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2_20_3" style:display-name="%20 - Vurgu5 2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3" style:display-name="%20 - Vurgu5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3_20_2" style:display-name="%20 - Vurgu5 3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3_20_3" style:display-name="%20 - Vurgu5 3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4" style:display-name="%20 - Vurgu5 4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4_20_2" style:display-name="%20 - Vurgu5 4 2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5_20_4_20_3" style:display-name="%20 - Vurgu5 4 3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2" style:display-name="%20 - Vurgu6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2_20_2" style:display-name="%20 - Vurgu6 2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2_20_3" style:display-name="%20 - Vurgu6 2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3" style:display-name="%20 - Vurgu6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3_20_2" style:display-name="%20 - Vurgu6 3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3_20_3" style:display-name="%20 - Vurgu6 3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4" style:display-name="%20 - Vurgu6 4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4_20_2" style:display-name="%20 - Vurgu6 4 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20_20_-_20_Vurgu6_20_4_20_3" style:display-name="%20 - Vurgu6 4 3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2" style:display-name="%40 - Vurgu1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2_20_2" style:display-name="%40 - Vurgu1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2_20_3" style:display-name="%40 - Vurgu1 2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3" style:display-name="%40 - Vurgu1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3_20_2" style:display-name="%40 - Vurgu1 3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3_20_3" style:display-name="%40 - Vurgu1 3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4" style:display-name="%40 - Vurgu1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4_20_2" style:display-name="%40 - Vurgu1 4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1_20_4_20_3" style:display-name="%40 - Vurgu1 4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2" style:display-name="%40 - Vurgu2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2_20_2" style:display-name="%40 - Vurgu2 2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2_20_3" style:display-name="%40 - Vurgu2 2 3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3" style:display-name="%40 - Vurgu2 3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3_20_2" style:display-name="%40 - Vurgu2 3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3_20_3" style:display-name="%40 - Vurgu2 3 3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4" style:display-name="%40 - Vurgu2 4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4_20_2" style:display-name="%40 - Vurgu2 4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2_20_4_20_3" style:display-name="%40 - Vurgu2 4 3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2" style:display-name="%40 - Vurgu3 2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2_20_2" style:display-name="%40 - Vurgu3 2 2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2_20_3" style:display-name="%40 - Vurgu3 2 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3" style:display-name="%40 - Vurgu3 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3_20_2" style:display-name="%40 - Vurgu3 3 2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3_20_3" style:display-name="%40 - Vurgu3 3 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4" style:display-name="%40 - Vurgu3 4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4_20_2" style:display-name="%40 - Vurgu3 4 2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3_20_4_20_3" style:display-name="%40 - Vurgu3 4 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2" style:display-name="%40 - Vurgu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2_20_2" style:display-name="%40 - Vurgu4 2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2_20_3" style:display-name="%40 - Vurgu4 2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3" style:display-name="%40 - Vurgu4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3_20_2" style:display-name="%40 - Vurgu4 3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3_20_3" style:display-name="%40 - Vurgu4 3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4" style:display-name="%40 - Vurgu4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4_20_2" style:display-name="%40 - Vurgu4 4 2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4_20_4_20_3" style:display-name="%40 - Vurgu4 4 3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2" style:display-name="%40 - Vurgu5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2_20_2" style:display-name="%40 - Vurgu5 2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2_20_3" style:display-name="%40 - Vurgu5 2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3" style:display-name="%40 - Vurgu5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3_20_2" style:display-name="%40 - Vurgu5 3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3_20_3" style:display-name="%40 - Vurgu5 3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4" style:display-name="%40 - Vurgu5 4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4_20_2" style:display-name="%40 - Vurgu5 4 2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5_20_4_20_3" style:display-name="%40 - Vurgu5 4 3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2" style:display-name="%40 - Vurgu6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2_20_2" style:display-name="%40 - Vurgu6 2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2_20_3" style:display-name="%40 - Vurgu6 2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3" style:display-name="%40 - Vurgu6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3_20_2" style:display-name="%40 - Vurgu6 3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3_20_3" style:display-name="%40 - Vurgu6 3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4" style:display-name="%40 - Vurgu6 4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4_20_2" style:display-name="%40 - Vurgu6 4 2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40_20_-_20_Vurgu6_20_4_20_3" style:display-name="%40 - Vurgu6 4 3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1_20_2" style:display-name="%60 - Vurgu1 2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1_20_3" style:display-name="%60 - Vurgu1 3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1_20_4" style:display-name="%60 - Vurgu1 4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2_20_2" style:display-name="%60 - Vurgu2 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2_20_3" style:display-name="%60 - Vurgu2 3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2_20_4" style:display-name="%60 - Vurgu2 4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3_20_2" style:display-name="%60 - Vurgu3 2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3_20_3" style:display-name="%60 - Vurgu3 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3_20_4" style:display-name="%60 - Vurgu3 4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4_20_2" style:display-name="%60 - Vurgu4 2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4_20_3" style:display-name="%60 - Vurgu4 3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4_20_4" style:display-name="%60 - Vurgu4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5_20_2" style:display-name="%60 - Vurgu5 2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5_20_3" style:display-name="%60 - Vurgu5 3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5_20_4" style:display-name="%60 - Vurgu5 4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6_20_2" style:display-name="%60 - Vurgu6 2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6_20_3" style:display-name="%60 - Vurgu6 3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25_60_20_-_20_Vurgu6_20_4" style:display-name="%60 - Vurgu6 4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na_20_Başlık_20_2" style:display-name="Ana Başlık 2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Ana_20_Başlık_20_3" style:display-name="Ana Başlık 3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Ana_20_Başlık_20_4" style:display-name="Ana Başlık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Açıklama_20_Metni_20_2" style:display-name="Açıklama Metni 2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Açıklama_20_Metni_20_3" style:display-name="Açıklama Metni 3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Açıklama_20_Metni_20_4" style:display-name="Açıklama Metni 4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Bağlı_20_Hücre_20_2" style:display-name="Bağlı Hücre 2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ğlı_20_Hücre_20_3" style:display-name="Bağlı Hücre 3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ğlı_20_Hücre_20_4" style:display-name="Bağlı Hücre 4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şlık_20_1_20_2" style:display-name="Başlık 1 2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Başlık_20_1_20_3" style:display-name="Başlık 1 3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Başlık_20_1_20_4" style:display-name="Başlık 1 4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Başlık_20_2_20_2" style:display-name="Başlık 2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Başlık_20_2_20_3" style:display-name="Başlık 2 3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Başlık_20_2_20_4" style:display-name="Başlık 2 4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Başlık_20_3_20_2" style:display-name="Başlık 3 2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Başlık_20_3_20_3" style:display-name="Başlık 3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Başlık_20_3_20_4" style:display-name="Başlık 3 4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Başlık_20_4_20_2" style:display-name="Başlık 4 2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Başlık_20_4_20_3" style:display-name="Başlık 4 3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Başlık_20_4_20_4" style:display-name="Başlık 4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omma_20_2" style:display-name="Comma 2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2_20_2" style:display-name="Comma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iriş_20_2" style:display-name="Giriş 2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iriş_20_3" style:display-name="Giriş 3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iriş_20_4" style:display-name="Giriş 4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saplama_20_2" style:display-name="Hesaplama 2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saplama_20_3" style:display-name="Hesaplama 3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saplama_20_4" style:display-name="Hesaplama 4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Kötü_20_2" style:display-name="Kötü 2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Kötü_20_3" style:display-name="Kötü 3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Kötü_20_4" style:display-name="Kötü 4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00" style:display-name="Normal 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20_101" style:display-name="Normal 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20_102" style:display-name="Normal 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20_103" style:display-name="Normal 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20_104" style:display-name="Normal 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05" style:display-name="Normal 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05_20_2" style:display-name="Normal 10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10" style:display-name="Normal 1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11" style:display-name="Normal 1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" style:display-name="Normal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_20_2" style:display-name="Normal 11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2_20_3" style:display-name="Normal 11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3" style:display-name="Normal 1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3_20_2" style:display-name="Normal 11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3_20_3" style:display-name="Normal 11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4" style:display-name="Normal 1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4_20_2" style:display-name="Normal 11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4_20_3" style:display-name="Normal 11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5" style:display-name="Normal 1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5_20_2" style:display-name="Normal 11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5_20_3" style:display-name="Normal 11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6" style:display-name="Normal 1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6_20_2" style:display-name="Normal 11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6_20_3" style:display-name="Normal 11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7" style:display-name="Normal 1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7_20_2" style:display-name="Normal 11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7_20_3" style:display-name="Normal 11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8" style:display-name="Normal 1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8_20_2" style:display-name="Normal 11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8_20_3" style:display-name="Normal 11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1_20_9" style:display-name="Normal 1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2_20_2" style:display-name="Normal 1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2_20_2_20_2" style:display-name="Normal 1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2_20_2_20_3" style:display-name="Normal 1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2_20_3" style:display-name="Normal 1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3_20_2" style:display-name="Normal 1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_20_2_20_2" style:display-name="Normal 1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_20_2_20_3" style:display-name="Normal 13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3_20_3" style:display-name="Normal 1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4_20_2" style:display-name="Normal 1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4_20_2_20_2" style:display-name="Normal 1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4_20_2_20_3" style:display-name="Normal 14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6_20_2" style:display-name="Normal 1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6_20_2_20_2" style:display-name="Normal 1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6_20_2_20_3" style:display-name="Normal 16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7_20_2" style:display-name="Normal 1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7_20_2_20_2" style:display-name="Normal 1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7_20_2_20_3" style:display-name="Normal 17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8_20_2" style:display-name="Normal 1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8_20_3" style:display-name="Normal 1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9_20_2" style:display-name="Normal 1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9_20_3" style:display-name="Normal 1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0" style:display-name="Normal 2 1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1" style:display-name="Normal 2 11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2" style:display-name="Normal 2 12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3" style:display-name="Normal 2 13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4" style:display-name="Normal 2 1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5" style:display-name="Normal 2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16" style:display-name="Normal 2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7" style:display-name="Normal 2 17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8" style:display-name="Normal 2 18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10" style:display-name="Normal 2 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11" style:display-name="Normal 2 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2" style:display-name="Normal 2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2_20_2" style:display-name="Normal 2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2_20_3" style:display-name="Normal 2 4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2_20_4" style:display-name="Normal 2 4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3" style:display-name="Normal 2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3_20_2" style:display-name="Normal 2 4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3_20_3" style:display-name="Normal 2 4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4" style:display-name="Normal 2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4_20_2" style:display-name="Normal 2 4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4_20_3" style:display-name="Normal 2 4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5" style:display-name="Normal 2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5_20_2" style:display-name="Normal 2 4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5_20_3" style:display-name="Normal 2 4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6" style:display-name="Normal 2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6_20_2" style:display-name="Normal 2 4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6_20_3" style:display-name="Normal 2 4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7" style:display-name="Normal 2 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7_20_2" style:display-name="Normal 2 4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7_20_3" style:display-name="Normal 2 4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8" style:display-name="Normal 2 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8_20_2" style:display-name="Normal 2 4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8_20_3" style:display-name="Normal 2 4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4_20_9" style:display-name="Normal 2 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5_20_2" style:display-name="Normal 2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6_20_2" style:display-name="Normal 2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7" style:display-name="Normal 2 7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9" style:display-name="Normal 2 9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0_20_2" style:display-name="Normal 2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0_20_3" style:display-name="Normal 2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1_20_2" style:display-name="Normal 2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1_20_3" style:display-name="Normal 2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2_20_2" style:display-name="Normal 2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2_20_3" style:display-name="Normal 2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3_20_2" style:display-name="Normal 2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3_20_3" style:display-name="Normal 2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4" style:display-name="Normal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4_20_2" style:display-name="Normal 2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4_20_3" style:display-name="Normal 2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5" style:display-name="Normal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5_20_2" style:display-name="Normal 2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5_20_2_20_2" style:display-name="Normal 25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5_20_2_20_3" style:display-name="Normal 25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6" style:display-name="Normal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6_20_2" style:display-name="Normal 2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6_20_2_20_2" style:display-name="Normal 2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6_20_2_20_3" style:display-name="Normal 26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7" style:display-name="Normal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7_20_2" style:display-name="Normal 2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7_20_2_20_2" style:display-name="Normal 2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7_20_2_20_3" style:display-name="Normal 27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8" style:display-name="Normal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8_20_2" style:display-name="Normal 2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8_20_2_20_2" style:display-name="Normal 28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8_20_2_20_3" style:display-name="Normal 28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9" style:display-name="Normal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9_20_2" style:display-name="Normal 2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9_20_2_20_2" style:display-name="Normal 29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9_20_2_20_3" style:display-name="Normal 29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Tur" fo:font-family="'Arial Tu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7" style:display-name="Normal 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0" style:display-name="Normal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0_20_2" style:display-name="Normal 3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0_20_3" style:display-name="Normal 3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1" style:display-name="Normal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1_20_2" style:display-name="Normal 3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1_20_3" style:display-name="Normal 3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2" style:display-name="Normal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2_20_2" style:display-name="Normal 3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2_20_3" style:display-name="Normal 3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3" style:display-name="Normal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3_20_2" style:display-name="Normal 3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3_20_3" style:display-name="Normal 3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4" style:display-name="Normal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4_20_2" style:display-name="Normal 3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4_20_3" style:display-name="Normal 3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5" style:display-name="Normal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5_20_2" style:display-name="Normal 3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5_20_3" style:display-name="Normal 3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6" style:display-name="Normal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6_20_2" style:display-name="Normal 3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6_20_3" style:display-name="Normal 3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7" style:display-name="Normal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7_20_2" style:display-name="Normal 3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7_20_3" style:display-name="Normal 3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8" style:display-name="Normal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8_20_2" style:display-name="Normal 3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8_20_3" style:display-name="Normal 3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9" style:display-name="Normal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9_20_2" style:display-name="Normal 3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9_20_3" style:display-name="Normal 3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10" style:display-name="Normal 4 3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10_20_2" style:display-name="Normal 4 3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10_20_3" style:display-name="Normal 4 3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11" style:display-name="Normal 4 3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12" style:display-name="Normal 4 3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13" style:display-name="Normal 4 3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10" style:display-name="Normal 4 3 2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11" style:display-name="Normal 4 3 2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2" style:display-name="Normal 4 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2_20_2" style:display-name="Normal 4 3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2_20_3" style:display-name="Normal 4 3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2_20_4" style:display-name="Normal 4 3 2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3" style:display-name="Normal 4 3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3_20_2" style:display-name="Normal 4 3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3_20_3" style:display-name="Normal 4 3 2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4" style:display-name="Normal 4 3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4_20_2" style:display-name="Normal 4 3 2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4_20_3" style:display-name="Normal 4 3 2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5" style:display-name="Normal 4 3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5_20_2" style:display-name="Normal 4 3 2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5_20_3" style:display-name="Normal 4 3 2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6" style:display-name="Normal 4 3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6_20_2" style:display-name="Normal 4 3 2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6_20_3" style:display-name="Normal 4 3 2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7" style:display-name="Normal 4 3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7_20_2" style:display-name="Normal 4 3 2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7_20_3" style:display-name="Normal 4 3 2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8" style:display-name="Normal 4 3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8_20_2" style:display-name="Normal 4 3 2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8_20_3" style:display-name="Normal 4 3 2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2_20_9" style:display-name="Normal 4 3 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3" style:display-name="Normal 4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3_20_2" style:display-name="Normal 4 3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3_20_3" style:display-name="Normal 4 3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3_20_4" style:display-name="Normal 4 3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" style:display-name="Normal 4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10" style:display-name="Normal 4 3 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11" style:display-name="Normal 4 3 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2" style:display-name="Normal 4 3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2_20_2" style:display-name="Normal 4 3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2_20_3" style:display-name="Normal 4 3 4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2_20_4" style:display-name="Normal 4 3 4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3" style:display-name="Normal 4 3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3_20_2" style:display-name="Normal 4 3 4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3_20_3" style:display-name="Normal 4 3 4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4" style:display-name="Normal 4 3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4_20_2" style:display-name="Normal 4 3 4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4_20_3" style:display-name="Normal 4 3 4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5" style:display-name="Normal 4 3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5_20_2" style:display-name="Normal 4 3 4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5_20_3" style:display-name="Normal 4 3 4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6" style:display-name="Normal 4 3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6_20_2" style:display-name="Normal 4 3 4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6_20_3" style:display-name="Normal 4 3 4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7" style:display-name="Normal 4 3 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7_20_2" style:display-name="Normal 4 3 4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7_20_3" style:display-name="Normal 4 3 4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8" style:display-name="Normal 4 3 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8_20_2" style:display-name="Normal 4 3 4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8_20_3" style:display-name="Normal 4 3 4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4_20_9" style:display-name="Normal 4 3 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5" style:display-name="Normal 4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5_20_2" style:display-name="Normal 4 3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5_20_3" style:display-name="Normal 4 3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5_20_4" style:display-name="Normal 4 3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6" style:display-name="Normal 4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6_20_2" style:display-name="Normal 4 3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6_20_3" style:display-name="Normal 4 3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7" style:display-name="Normal 4 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7_20_2" style:display-name="Normal 4 3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7_20_3" style:display-name="Normal 4 3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8" style:display-name="Normal 4 3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8_20_2" style:display-name="Normal 4 3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8_20_3" style:display-name="Normal 4 3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9" style:display-name="Normal 4 3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9_20_2" style:display-name="Normal 4 3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3_20_9_20_3" style:display-name="Normal 4 3 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0" style:display-name="Normal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0_20_2" style:display-name="Normal 4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0_20_3" style:display-name="Normal 4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1" style:display-name="Normal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1_20_2" style:display-name="Normal 4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1_20_3" style:display-name="Normal 4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2" style:display-name="Normal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2_20_2" style:display-name="Normal 4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2_20_3" style:display-name="Normal 4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3" style:display-name="Normal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3_20_2" style:display-name="Normal 4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3_20_3" style:display-name="Normal 4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4" style:display-name="Normal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4_20_2" style:display-name="Normal 4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4_20_3" style:display-name="Normal 4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5" style:display-name="Normal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5_20_2" style:display-name="Normal 4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5_20_3" style:display-name="Normal 4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6" style:display-name="Normal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6_20_2" style:display-name="Normal 4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6_20_3" style:display-name="Normal 4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7" style:display-name="Normal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7_20_2" style:display-name="Normal 4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7_20_3" style:display-name="Normal 4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8" style:display-name="Normal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8_20_2" style:display-name="Normal 4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8_20_3" style:display-name="Normal 4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9" style:display-name="Normal 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9_20_2" style:display-name="Normal 4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9_20_3" style:display-name="Normal 4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0" style:display-name="Normal 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0_20_2" style:display-name="Normal 5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0_20_3" style:display-name="Normal 5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1" style:display-name="Normal 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1_20_2" style:display-name="Normal 5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1_20_3" style:display-name="Normal 5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2" style:display-name="Normal 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2_20_2" style:display-name="Normal 5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2_20_3" style:display-name="Normal 5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3" style:display-name="Normal 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3_20_2" style:display-name="Normal 5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3_20_3" style:display-name="Normal 5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4" style:display-name="Normal 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4_20_2" style:display-name="Normal 5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4_20_3" style:display-name="Normal 5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5" style:display-name="Normal 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5_20_2" style:display-name="Normal 5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5_20_3" style:display-name="Normal 5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6" style:display-name="Normal 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6_20_2" style:display-name="Normal 5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6_20_3" style:display-name="Normal 5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7" style:display-name="Normal 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7_20_2" style:display-name="Normal 5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7_20_3" style:display-name="Normal 5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8" style:display-name="Normal 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8_20_2" style:display-name="Normal 5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8_20_3" style:display-name="Normal 5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9" style:display-name="Normal 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9_20_2" style:display-name="Normal 5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59_20_3" style:display-name="Normal 5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10" style:display-name="Normal 6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11" style:display-name="Normal 6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2_20_2" style:display-name="Normal 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2_20_3" style:display-name="Normal 6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2_20_4" style:display-name="Normal 6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3_20_2" style:display-name="Normal 6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3_20_3" style:display-name="Normal 6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3_20_4" style:display-name="Normal 6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4_20_2" style:display-name="Normal 6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4_20_3" style:display-name="Normal 6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4_20_4" style:display-name="Normal 6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5_20_2" style:display-name="Normal 6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5_20_3" style:display-name="Normal 6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6_20_2" style:display-name="Normal 6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6_20_2_20_2" style:display-name="Normal 6 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6_20_2_20_3" style:display-name="Normal 6 6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6_20_3" style:display-name="Normal 6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6_20_4" style:display-name="Normal 6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7" style:display-name="Normal 6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7_20_2" style:display-name="Normal 6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7_20_3" style:display-name="Normal 6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8" style:display-name="Normal 6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8_20_2" style:display-name="Normal 6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8_20_3" style:display-name="Normal 6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_20_9" style:display-name="Normal 6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0" style:display-name="Normal 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0_20_2" style:display-name="Normal 6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0_20_3" style:display-name="Normal 6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1" style:display-name="Normal 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1_20_2" style:display-name="Normal 6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1_20_3" style:display-name="Normal 6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2" style:display-name="Normal 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2_20_2" style:display-name="Normal 6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2_20_3" style:display-name="Normal 6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3" style:display-name="Normal 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3_20_2" style:display-name="Normal 6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3_20_3" style:display-name="Normal 6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4" style:display-name="Normal 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5" style:display-name="Normal 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5_20_2" style:display-name="Normal 6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5_20_3" style:display-name="Normal 6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6" style:display-name="Normal 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6_20_2" style:display-name="Normal 6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6_20_3" style:display-name="Normal 6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7" style:display-name="Normal 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7_20_2" style:display-name="Normal 6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7_20_3" style:display-name="Normal 6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8" style:display-name="Normal 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8_20_2" style:display-name="Normal 6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8_20_3" style:display-name="Normal 6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9" style:display-name="Normal 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9_20_2" style:display-name="Normal 6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9_20_3" style:display-name="Normal 6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0" style:display-name="Normal 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0_20_2" style:display-name="Normal 7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0_20_3" style:display-name="Normal 7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1" style:display-name="Normal 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1_20_2" style:display-name="Normal 7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1_20_3" style:display-name="Normal 7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2" style:display-name="Normal 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2_20_2" style:display-name="Normal 7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2_20_3" style:display-name="Normal 7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3" style:display-name="Normal 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3_20_2" style:display-name="Normal 7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3_20_3" style:display-name="Normal 7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4" style:display-name="Normal 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4_20_2" style:display-name="Normal 7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4_20_3" style:display-name="Normal 7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5" style:display-name="Normal 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5_20_2" style:display-name="Normal 7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5_20_3" style:display-name="Normal 7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6" style:display-name="Normal 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6_20_2" style:display-name="Normal 7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6_20_3" style:display-name="Normal 7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7" style:display-name="Normal 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7_20_2" style:display-name="Normal 7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7_20_3" style:display-name="Normal 7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8" style:display-name="Normal 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8_20_2" style:display-name="Normal 7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8_20_3" style:display-name="Normal 7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9" style:display-name="Normal 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9_20_2" style:display-name="Normal 7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9_20_3" style:display-name="Normal 7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0" style:display-name="Normal 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0_20_2" style:display-name="Normal 8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0_20_3" style:display-name="Normal 8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1" style:display-name="Normal 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1_20_2" style:display-name="Normal 8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1_20_3" style:display-name="Normal 8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2" style:display-name="Normal 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2_20_2" style:display-name="Normal 8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2_20_3" style:display-name="Normal 8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3" style:display-name="Normal 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3_20_2" style:display-name="Normal 8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3_20_3" style:display-name="Normal 8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4" style:display-name="Normal 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4_20_2" style:display-name="Normal 8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4_20_3" style:display-name="Normal 8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5" style:display-name="Normal 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5_20_2" style:display-name="Normal 8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5_20_3" style:display-name="Normal 8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6" style:display-name="Normal 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6_20_2" style:display-name="Normal 8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6_20_3" style:display-name="Normal 8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7" style:display-name="Normal 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7_20_2" style:display-name="Normal 8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7_20_3" style:display-name="Normal 8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8" style:display-name="Normal 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8_20_2" style:display-name="Normal 8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8_20_3" style:display-name="Normal 8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9" style:display-name="Normal 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9_20_2" style:display-name="Normal 8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9_20_3" style:display-name="Normal 8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_20_2_20_2" style:display-name="Normal 9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_20_2_20_3" style:display-name="Normal 9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_20_3" style:display-name="Normal 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0" style:display-name="Normal 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0_20_2" style:display-name="Normal 9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0_20_3" style:display-name="Normal 9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1" style:display-name="Normal 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1_20_2" style:display-name="Normal 9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1_20_3" style:display-name="Normal 9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2" style:display-name="Normal 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2_20_2" style:display-name="Normal 9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2_20_3" style:display-name="Normal 9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3" style:display-name="Normal 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3_20_2" style:display-name="Normal 9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3_20_3" style:display-name="Normal 9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4" style:display-name="Normal 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4_20_2" style:display-name="Normal 9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4_20_3" style:display-name="Normal 9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5" style:display-name="Normal 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5_20_2" style:display-name="Normal 9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5_20_3" style:display-name="Normal 9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6" style:display-name="Normal 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6_20_2" style:display-name="Normal 9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6_20_3" style:display-name="Normal 9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7" style:display-name="Normal 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7_20_2" style:display-name="Normal 9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7_20_3" style:display-name="Normal 9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8" style:display-name="Normal 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8_20_2" style:display-name="Normal 9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8_20_3" style:display-name="Normal 9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9" style:display-name="Normal 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tarihsel_5f_gelisim_5f_yerl_5f_yeri_20__28_1_29_" style:display-name="Normal_tarihsel_gelisim_yerl_yeri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XII-12A_5f_Ulashaber-12" style:display-name="Normal_XII-12A_Ulashaber-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XII-12B_5f_Ulashaber-12" style:display-name="Normal_XII-12B_Ulashaber-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_20_2" style:display-name="Not 2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_20_3" style:display-name="Not 3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_20_4" style:display-name="Not 4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ötr_20_2" style:display-name="Nötr 2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ötr_20_3" style:display-name="Nötr 3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ötr_20_4" style:display-name="Nötr 4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il_20_1" style:display-name="St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oplam_20_2" style:display-name="Toplam 2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plam_20_3" style:display-name="Toplam 3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plam_20_4" style:display-name="Toplam 4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Uyarı_20_Metni_20_2" style:display-name="Uyarı Metni 2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Uyarı_20_Metni_20_3" style:display-name="Uyarı Metni 3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Uyarı_20_Metni_20_4" style:display-name="Uyarı Metni 4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1_20_2" style:display-name="Vurgu1 2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1_20_3" style:display-name="Vurgu1 3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1_20_4" style:display-name="Vurgu1 4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2_20_2" style:display-name="Vurgu2 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2_20_3" style:display-name="Vurgu2 3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2_20_4" style:display-name="Vurgu2 4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3_20_2" style:display-name="Vurgu3 2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3_20_3" style:display-name="Vurgu3 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3_20_4" style:display-name="Vurgu3 4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4_20_2" style:display-name="Vurgu4 2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4_20_3" style:display-name="Vurgu4 3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4_20_4" style:display-name="Vurgu4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5_20_2" style:display-name="Vurgu5 2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5_20_3" style:display-name="Vurgu5 3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5_20_4" style:display-name="Vurgu5 4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6_20_2" style:display-name="Vurgu6 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6_20_3" style:display-name="Vurgu6 3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urgu6_20_4" style:display-name="Vurgu6 4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Çıkış_20_2" style:display-name="Çıkış 2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Çıkış_20_3" style:display-name="Çıkış 3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Çıkış_20_4" style:display-name="Çıkış 4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İyi_20_2" style:display-name="İyi 2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İyi_20_3" style:display-name="İyi 3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İyi_20_4" style:display-name="İyi 4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İşaretli_20_Hücre_20_2" style:display-name="İşaretli Hücre 2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İşaretli_20_Hücre_20_3" style:display-name="İşaretli Hücre 3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İşaretli_20_Hücre_20_4" style:display-name="İşaretli Hücre 4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65.2pt" fo:margin-bottom="22.71pt" fo:margin-left="56.69pt" fo:margin-right="56.69pt" style:first-page-number="continue" style:scale-to="98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28.6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3:07:42.605737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595" style:display-name="PageStyle_1595" style:page-layout-name="Mpm3">
      <style:header style:display="false"/>
      <style:header-left style:display="false"/>
      <style:foo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2413037150</meta:initial-creator>
    <meta:creation-date>2014-03-04T16:19:42</meta:creation-date>
    <dc:date>2017-11-27T13:59:37.523182639</dc:date>
    <meta:print-date>2017-02-08T11:41:28</meta:print-date>
    <meta:editing-cycles>5</meta:editing-cycles>
    <meta:editing-duration>PT19M34S</meta:editing-duration>
    <meta:generator>LibreOffice/5.1.2.2$Linux_X86_64 LibreOffice_project/10m0$Build-2</meta:generator>
    <meta:document-statistic meta:table-count="1" meta:cell-count="5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9cm" xlink:href=".." xlink:type="simple" chart:class="chart:bar" chart:style-name="ch1">
        <chart:title svg:x="4.922cm" svg:y="0.316cm" chart:style-name="ch2">
          <text:p>Cities with Population over 2M</text:p>
        </chart:title>
        <chart:plot-area chart:style-name="ch3" table:cell-range-address="'Provincial in-migration, out migration etc...'.A5:'Provincial in-migration, out migration etc...'.B11" chart:data-source-has-labels="column" svg:x="1.331cm" svg:y="1.275cm" svg:width="14.365cm" svg:height="6.564cm">
          <chartooo:coordinate-region svg:x="3.275cm" svg:y="1.474cm" svg:width="12.421cm" svg:height="5.718cm"/>
          <chart:axis chart:dimension="x" chart:name="primary-x" chart:style-name="ch4" chartooo:axis-type="auto">
            <chartooo:date-scale/>
            <chart:title svg:x="8.046cm" svg:y="8.019cm" chart:style-name="ch5">
              <text:p>Cities</text:p>
            </chart:title>
            <chart:categories table:cell-range-address="'Provincial in-migration, out migration etc...'.A5:'Provincial in-migration, out migration etc...'.A11"/>
          </chart:axis>
          <chart:axis chart:dimension="y" chart:name="primary-y" chart:style-name="ch6">
            <chart:title svg:x="0.451cm" svg:y="5.474cm" chart:style-name="ch7">
              <text:p>Populations</text:p>
            </chart:title>
            <chart:grid chart:style-name="ch8" chart:class="major"/>
          </chart:axis>
          <chart:series chart:style-name="ch9" chart:values-cell-range-address="'Provincial in-migration, out migration etc...'.B5:'Provincial in-migration, out migration etc...'.B1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İstanbul</text:p>
                <draw:g>
                  <svg:desc>'Provincial in-migration, out migration etc...'.A5:'Provincial in-migration, out migration etc...'.A11</svg:desc>
                </draw:g>
              </table:table-cell>
              <table:table-cell office:value-type="float" office:value="14804116">
                <text:p>14804116</text:p>
                <draw:g>
                  <svg:desc>'Provincial in-migration, out migration etc...'.B5:'Provincial in-migration, out migration etc...'.B11</svg:desc>
                </draw:g>
              </table:table-cell>
            </table:table-row>
            <table:table-row>
              <table:table-cell office:value-type="string">
                <text:p>Ankara</text:p>
              </table:table-cell>
              <table:table-cell office:value-type="float" office:value="5346518">
                <text:p>5346518</text:p>
              </table:table-cell>
            </table:table-row>
            <table:table-row>
              <table:table-cell office:value-type="string">
                <text:p>İzmir</text:p>
              </table:table-cell>
              <table:table-cell office:value-type="float" office:value="4223545">
                <text:p>4223545</text:p>
              </table:table-cell>
            </table:table-row>
            <table:table-row>
              <table:table-cell office:value-type="string">
                <text:p>Bursa</text:p>
              </table:table-cell>
              <table:table-cell office:value-type="float" office:value="2901396">
                <text:p>2901396</text:p>
              </table:table-cell>
            </table:table-row>
            <table:table-row>
              <table:table-cell office:value-type="string">
                <text:p>Antalya</text:p>
              </table:table-cell>
              <table:table-cell office:value-type="float" office:value="2328555">
                <text:p>2328555</text:p>
              </table:table-cell>
            </table:table-row>
            <table:table-row>
              <table:table-cell office:value-type="string">
                <text:p>Adana</text:p>
              </table:table-cell>
              <table:table-cell office:value-type="float" office:value="2201670">
                <text:p>2201670</text:p>
              </table:table-cell>
            </table:table-row>
            <table:table-row>
              <table:table-cell office:value-type="string">
                <text:p>Konya</text:p>
              </table:table-cell>
              <table:table-cell office:value-type="float" office:value="2161303">
                <text:p>2161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9cm" xlink:href=".." xlink:type="simple" chart:class="chart:bar" chart:style-name="ch1">
        <chart:title svg:x="4.922cm" svg:y="0.316cm" chart:style-name="ch2">
          <text:p>Cities with Population over 2M</text:p>
        </chart:title>
        <chart:plot-area chart:style-name="ch3" table:cell-range-address="'Provincial in-migration, out migration etc...'.A5:'Provincial in-migration, out migration etc...'.B11" chart:data-source-has-labels="column" svg:x="1.331cm" svg:y="1.275cm" svg:width="14.365cm" svg:height="6.564cm">
          <chartooo:coordinate-region svg:x="3.275cm" svg:y="1.474cm" svg:width="12.421cm" svg:height="5.718cm"/>
          <chart:axis chart:dimension="x" chart:name="primary-x" chart:style-name="ch4" chartooo:axis-type="auto">
            <chartooo:date-scale/>
            <chart:title svg:x="8.046cm" svg:y="8.019cm" chart:style-name="ch5">
              <text:p>Cities</text:p>
            </chart:title>
            <chart:categories table:cell-range-address="'Provincial in-migration, out migration etc...'.A5:'Provincial in-migration, out migration etc...'.A11"/>
          </chart:axis>
          <chart:axis chart:dimension="y" chart:name="primary-y" chart:style-name="ch6">
            <chart:title svg:x="0.451cm" svg:y="5.474cm" chart:style-name="ch7">
              <text:p>Populations</text:p>
            </chart:title>
            <chart:grid chart:style-name="ch8" chart:class="major"/>
          </chart:axis>
          <chart:series chart:style-name="ch9" chart:values-cell-range-address="'Provincial in-migration, out migration etc...'.B5:'Provincial in-migration, out migration etc...'.B1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İstanbul</text:p>
                <draw:g>
                  <svg:desc>'Provincial in-migration, out migration etc...'.A5:'Provincial in-migration, out migration etc...'.A11</svg:desc>
                </draw:g>
              </table:table-cell>
              <table:table-cell office:value-type="float" office:value="14804116">
                <text:p>14804116</text:p>
                <draw:g>
                  <svg:desc>'Provincial in-migration, out migration etc...'.B5:'Provincial in-migration, out migration etc...'.B11</svg:desc>
                </draw:g>
              </table:table-cell>
            </table:table-row>
            <table:table-row>
              <table:table-cell office:value-type="string">
                <text:p>Ankara</text:p>
              </table:table-cell>
              <table:table-cell office:value-type="float" office:value="5346518">
                <text:p>5346518</text:p>
              </table:table-cell>
            </table:table-row>
            <table:table-row>
              <table:table-cell office:value-type="string">
                <text:p>İzmir</text:p>
              </table:table-cell>
              <table:table-cell office:value-type="float" office:value="4223545">
                <text:p>4223545</text:p>
              </table:table-cell>
            </table:table-row>
            <table:table-row>
              <table:table-cell office:value-type="string">
                <text:p>Bursa</text:p>
              </table:table-cell>
              <table:table-cell office:value-type="float" office:value="2901396">
                <text:p>2901396</text:p>
              </table:table-cell>
            </table:table-row>
            <table:table-row>
              <table:table-cell office:value-type="string">
                <text:p>Antalya</text:p>
              </table:table-cell>
              <table:table-cell office:value-type="float" office:value="2328555">
                <text:p>2328555</text:p>
              </table:table-cell>
            </table:table-row>
            <table:table-row>
              <table:table-cell office:value-type="string">
                <text:p>Adana</text:p>
              </table:table-cell>
              <table:table-cell office:value-type="float" office:value="2201670">
                <text:p>2201670</text:p>
              </table:table-cell>
            </table:table-row>
            <table:table-row>
              <table:table-cell office:value-type="string">
                <text:p>Konya</text:p>
              </table:table-cell>
              <table:table-cell office:value-type="float" office:value="2161303">
                <text:p>21613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cm" xlink:href=".." xlink:type="simple" chart:class="chart:bar" chart:style-name="ch1">
        <chart:title svg:x="4.194cm" svg:y="0.316cm" chart:style-name="ch2">
          <text:p>Cities with population lower than 200k</text:p>
        </chart:title>
        <chart:plot-area chart:style-name="ch3" table:cell-range-address="'Provincial in-migration, out migration etc...'.A77:'Provincial in-migration, out migration etc...'.B85" chart:data-source-has-labels="column" svg:x="1.331cm" svg:y="1.275cm" svg:width="14.366cm" svg:height="6.564cm">
          <chartooo:coordinate-region svg:x="2.905cm" svg:y="1.275cm" svg:width="12.792cm" svg:height="4.525cm"/>
          <chart:axis chart:dimension="x" chart:name="primary-x" chart:style-name="ch4" chartooo:axis-type="auto">
            <chartooo:date-scale/>
            <chart:title svg:x="8.047cm" svg:y="8.019cm" chart:style-name="ch5">
              <text:p>Cities</text:p>
            </chart:title>
            <chart:categories table:cell-range-address="'Provincial in-migration, out migration etc...'.A77:'Provincial in-migration, out migration etc...'.A85"/>
          </chart:axis>
          <chart:axis chart:dimension="y" chart:name="primary-y" chart:style-name="ch6">
            <chart:title svg:x="0.451cm" svg:y="5.474cm" chart:style-name="ch7">
              <text:p>Populations</text:p>
            </chart:title>
            <chart:grid chart:style-name="ch8" chart:class="major"/>
          </chart:axis>
          <chart:series chart:style-name="ch9" chart:values-cell-range-address="'Provincial in-migration, out migration etc...'.B77:'Provincial in-migration, out migration etc...'.B85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ğdır</text:p>
                <draw:g>
                  <svg:desc>'Provincial in-migration, out migration etc...'.A77:'Provincial in-migration, out migration etc...'.A85</svg:desc>
                </draw:g>
              </table:table-cell>
              <table:table-cell office:value-type="float" office:value="192785">
                <text:p>192785</text:p>
                <draw:g>
                  <svg:desc>'Provincial in-migration, out migration etc...'.B77:'Provincial in-migration, out migration etc...'.B85</svg:desc>
                </draw:g>
              </table:table-cell>
            </table:table-row>
            <table:table-row>
              <table:table-cell office:value-type="string">
                <text:p>Bartın</text:p>
              </table:table-cell>
              <table:table-cell office:value-type="float" office:value="192389">
                <text:p>192389</text:p>
              </table:table-cell>
            </table:table-row>
            <table:table-row>
              <table:table-cell office:value-type="string">
                <text:p>Çankırı</text:p>
              </table:table-cell>
              <table:table-cell office:value-type="float" office:value="183880">
                <text:p>183880</text:p>
              </table:table-cell>
            </table:table-row>
            <table:table-row>
              <table:table-cell office:value-type="string">
                <text:p>Gümüşhane</text:p>
              </table:table-cell>
              <table:table-cell office:value-type="float" office:value="172034">
                <text:p>172034</text:p>
              </table:table-cell>
            </table:table-row>
            <table:table-row>
              <table:table-cell office:value-type="string">
                <text:p>Artvin</text:p>
              </table:table-cell>
              <table:table-cell office:value-type="float" office:value="168068">
                <text:p>168068</text:p>
              </table:table-cell>
            </table:table-row>
            <table:table-row>
              <table:table-cell office:value-type="string">
                <text:p>Kilis</text:p>
              </table:table-cell>
              <table:table-cell office:value-type="float" office:value="130825">
                <text:p>130825</text:p>
              </table:table-cell>
            </table:table-row>
            <table:table-row>
              <table:table-cell office:value-type="string">
                <text:p>Ardahan</text:p>
              </table:table-cell>
              <table:table-cell office:value-type="float" office:value="98335">
                <text:p>98335</text:p>
              </table:table-cell>
            </table:table-row>
            <table:table-row>
              <table:table-cell office:value-type="string">
                <text:p>Bayburt</text:p>
              </table:table-cell>
              <table:table-cell office:value-type="float" office:value="90154">
                <text:p>90154</text:p>
              </table:table-cell>
            </table:table-row>
            <table:table-row>
              <table:table-cell office:value-type="string">
                <text:p>Tunceli</text:p>
              </table:table-cell>
              <table:table-cell office:value-type="float" office:value="82193">
                <text:p>821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